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top" fo:wrap-option="wrap" fo:background-color="#99CCFF"/>
    </style:style>
    <style:style style:name="ce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top" fo:wrap-option="wrap" fo:background-color="#99CCFF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99CCFF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thin double #000000" fo:border-bottom="thin double #000000" fo:border-left="thin double #000000" fo:border-right="thin solid #000000" style:vertical-align="top" fo:wrap-option="wrap" fo:background-color="#00FF00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thin double #000000" fo:border-bottom="thin double #000000" fo:border-left="thin solid #000000" fo:border-right="thin solid #000000" style:vertical-align="top" fo:background-color="#00FF00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double #000000" fo:border-bottom="thin double #000000" fo:border-left="thin solid #000000" fo:border-right="thin double #000000" style:vertical-align="top" fo:wrap-option="wrap" fo:background-color="#00FF00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automatic" fo:wrap-option="wrap"/>
    </style:style>
    <style:style style:name="ce14" style:family="table-cell" style:parent-style-name="Default" style:data-style-name="N48">
      <style:table-cell-properties fo:border-top="2pt solid #000000" fo:border-bottom="2pt solid #000000" fo:border-left="none" fo:border-right="thin solid #000000" style:vertical-align="middle" fo:wrap-option="wrap" fo:background-color="#99CCFF" style:repeat-content="false"/>
      <style:paragraph-properties fo:text-align="center"/>
    </style:style>
    <style:style style:name="ce15" style:family="table-cell" style:parent-style-name="Default" style:data-style-name="N48">
      <style:table-cell-properties style:vertical-align="middle" fo:wrap-option="wrap" style:repeat-content="false"/>
      <style:paragraph-properties fo:text-align="center"/>
    </style:style>
    <style:style style:name="T5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6985cm"/>
    </style:style>
    <style:style style:name="co2" style:family="table-column">
      <style:table-column-properties fo:break-before="auto" style:column-width="2.3495cm" style:use-optimal-column-width="true"/>
    </style:style>
    <style:style style:name="co3" style:family="table-column">
      <style:table-column-properties fo:break-before="auto" style:column-width="6.5405cm"/>
    </style:style>
    <style:style style:name="co4" style:family="table-column">
      <style:table-column-properties fo:break-before="auto" style:column-width="0.9525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10.795cm"/>
    </style:style>
    <style:style style:name="co8" style:family="table-column">
      <style:table-column-properties fo:break-before="auto" style:column-width="9.9695cm"/>
    </style:style>
    <style:style style:name="co9" style:family="table-column">
      <style:table-column-properties fo:break-before="auto" style:column-width="4.3815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13.9276666666667cm"/>
    </style:style>
    <style:style style:name="co13" style:family="table-column">
      <style:table-column-properties fo:break-before="auto" style:column-width="3.1115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27pt" style:use-optimal-row-height="true" fo:break-before="auto"/>
    </style:style>
    <style:style style:name="ro3" style:family="table-row">
      <style:table-row-properties style:row-height="26.4pt" style:use-optimal-row-height="true" fo:break-before="auto"/>
    </style:style>
    <style:style style:name="ro4" style:family="table-row">
      <style:table-row-properties style:row-height="39.6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43.5pt" style:use-optimal-row-height="false" fo:break-before="auto"/>
    </style:style>
    <style:style style:name="ro7" style:family="table-row">
      <style:table-row-properties style:row-height="14.4pt" style:use-optimal-row-height="true" fo:break-before="auto"/>
    </style:style>
    <style:style style:name="ro8" style:family="table-row">
      <style:table-row-properties style:row-height="79.8pt" style:use-optimal-row-height="true" fo:break-before="auto"/>
    </style:style>
    <style:style style:name="ro9" style:family="table-row">
      <style:table-row-properties style:row-height="105.6pt" style:use-optimal-row-height="true" fo:break-before="auto"/>
    </style:style>
    <style:style style:name="ro10" style:family="table-row">
      <style:table-row-properties style:row-height="79.2pt" style:use-optimal-row-height="true" fo:break-before="auto"/>
    </style:style>
    <style:style style:name="ro11" style:family="table-row">
      <style:table-row-properties style:row-height="6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メッセージ<text:ruby text:style-name="ru1"><text:ruby-base>一覧</text:ruby-base><text:ruby-text text:style-name="T5">イチラン</text:ruby-text></text:ruby>の<text:ruby text:style-name="ru1"><text:ruby-base>説明</text:ruby-base><text:ruby-text text:style-name="T5">セツメイ</text:ruby-text></text:ruby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（１）<text:ruby text:style-name="ru1"><text:ruby-base>種別</text:ruby-base><text:ruby-text text:style-name="T5">シュベツ</text:ruby-text></text:ruby>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・OK<text:s/><text:ruby text:style-name="ru1"><text:ruby-base>正常</text:ruby-base><text:ruby-text text:style-name="T5">セイジョウ</text:ruby-text></text:ruby>に<text:ruby text:style-name="ru1"><text:ruby-base>動作</text:ruby-base><text:ruby-text text:style-name="T5">ドウサ</text:ruby-text></text:ruby>した<text:ruby text:style-name="ru1"><text:ruby-base>旨</text:ruby-base><text:ruby-text text:style-name="T5">ムネ</text:ruby-text></text:ruby>を<text:ruby text:style-name="ru1"><text:ruby-base>示</text:ruby-base><text:ruby-text text:style-name="T5">シメ</text:ruby-text></text:ruby>す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・WN<text:s/><text:ruby text:style-name="ru1"><text:ruby-base>警告</text:ruby-base><text:ruby-text text:style-name="T5">ケイコク</text:ruby-text></text:ruby>が<text:ruby text:style-name="ru1"><text:ruby-base>発</text:ruby-base><text:ruby-text text:style-name="T5">ハッ</text:ruby-text></text:ruby>せられた<text:ruby text:style-name="ru1"><text:ruby-base>旨</text:ruby-base><text:ruby-text text:style-name="T5">ムネ</text:ruby-text></text:ruby>を<text:ruby text:style-name="ru1"><text:ruby-base>示</text:ruby-base><text:ruby-text text:style-name="T5">シメ</text:ruby-text></text:ruby>す。<text:ruby text:style-name="ru1"><text:ruby-base>動作</text:ruby-base><text:ruby-text text:style-name="T5">ドウサ</text:ruby-text></text:ruby>は<text:ruby text:style-name="ru1"><text:ruby-base>行</text:ruby-base><text:ruby-text text:style-name="T5">オコナ</text:ruby-text></text:ruby>われる。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・ER<text:s/><text:ruby text:style-name="ru1"><text:ruby-base>異常</text:ruby-base><text:ruby-text text:style-name="T5">イジョウ</text:ruby-text></text:ruby>が<text:ruby text:style-name="ru1"><text:ruby-base>発生</text:ruby-base><text:ruby-text text:style-name="T5">ハッセイ</text:ruby-text></text:ruby>した<text:ruby text:style-name="ru1"><text:ruby-base>旨</text:ruby-base><text:ruby-text text:style-name="T5">ムネ</text:ruby-text></text:ruby>を<text:ruby text:style-name="ru1"><text:ruby-base>示</text:ruby-base><text:ruby-text text:style-name="T5">シメ</text:ruby-text></text:ruby>す。<text:ruby text:style-name="ru1"><text:ruby-base>動作</text:ruby-base><text:ruby-text text:style-name="T5">ドウサ</text:ruby-text></text:ruby>は<text:ruby text:style-name="ru1"><text:ruby-base>行</text:ruby-base><text:ruby-text text:style-name="T5">オコナ</text:ruby-text></text:ruby>われない。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・SY システムエラーである<text:ruby text:style-name="ru1"><text:ruby-base>旨</text:ruby-base><text:ruby-text text:style-name="T5">ムネ</text:ruby-text></text:ruby>を<text:ruby text:style-name="ru1"><text:ruby-base>示</text:ruby-base><text:ruby-text text:style-name="T5">シメ</text:ruby-text></text:ruby>す。<text:ruby text:style-name="ru1"><text:ruby-base>動作</text:ruby-base><text:ruby-text text:style-name="T5">ドウサ</text:ruby-text></text:ruby>は<text:ruby text:style-name="ru1"><text:ruby-base>仕様</text:ruby-base><text:ruby-text text:style-name="T5">シヨウ</text:ruby-text></text:ruby>から<text:ruby text:style-name="ru1"><text:ruby-base>外</text:ruby-base><text:ruby-text text:style-name="T5">ハズ</text:ruby-text></text:ruby>れたものになっている。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（２）<text:ruby text:style-name="ru1"><text:ruby-base>表示</text:ruby-base><text:ruby-text text:style-name="T5">ヒョウジ</text:ruby-text></text:ruby>する<text:ruby text:style-name="ru1"><text:ruby-base>部分</text:ruby-base><text:ruby-text text:style-name="T5">ブブン</text:ruby-text></text:ruby>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・タイトルの<text:ruby text:style-name="ru1"><text:ruby-base>下</text:ruby-base><text:ruby-text text:style-name="T5">シタ</text:ruby-text></text:ruby>　ログイン<text:ruby text:style-name="ru1"><text:ruby-base>画面</text:ruby-base><text:ruby-text text:style-name="T5">ガメン</text:ruby-text></text:ruby>などフレームによる<text:ruby text:style-name="ru1"><text:ruby-base>画面</text:ruby-base><text:ruby-text text:style-name="T5">ガメン</text:ruby-text></text:ruby><text:ruby text:style-name="ru1"><text:ruby-base>分割</text:ruby-base><text:ruby-text text:style-name="T5">ブンカツ</text:ruby-text></text:ruby>でない<text:ruby text:style-name="ru1"><text:ruby-base>画面</text:ruby-base><text:ruby-text text:style-name="T5">ガメン</text:ruby-text></text:ruby>にてメッセージを<text:ruby text:style-name="ru1"><text:ruby-base>表示</text:ruby-base><text:ruby-text text:style-name="T5">ヒョウジ</text:ruby-text></text:ruby>する<text:ruby text:style-name="ru1"><text:ruby-base>場合</text:ruby-base><text:ruby-text text:style-name="T5">バアイ</text:ruby-text></text:ruby>の<text:ruby text:style-name="ru1"><text:ruby-base>表示</text:ruby-base><text:ruby-text text:style-name="T5">ヒョウジ</text:ruby-text></text:ruby><text:ruby text:style-name="ru1"><text:ruby-base>領域</text:ruby-base><text:ruby-text text:style-name="T5">リョウイキ</text:ruby-text></text:ruby>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・メッセージ<text:ruby text:style-name="ru1"><text:ruby-base>領域</text:ruby-base><text:ruby-text text:style-name="T5">リョウイキ</text:ruby-text></text:ruby>　<text:ruby text:style-name="ru1"><text:ruby-base>画面</text:ruby-base><text:ruby-text text:style-name="T5">ガメン</text:ruby-text></text:ruby><text:ruby text:style-name="ru1"><text:ruby-base>概要</text:ruby-base><text:ruby-text text:style-name="T5">ガイヨウ</text:ruby-text></text:ruby><text:ruby text:style-name="ru1"><text:ruby-base>参照</text:ruby-base><text:ruby-text text:style-name="T5">サンショウ</text:ruby-text></text:ruby>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・<text:ruby text:style-name="ru1"><text:ruby-base>一覧</text:ruby-base><text:ruby-text text:style-name="T5">イチラン</text:ruby-text></text:ruby>の「<text:ruby text:style-name="ru1"><text:ruby-base>検査</text:ruby-base><text:ruby-text text:style-name="T5">ケンサ</text:ruby-text></text:ruby><text:ruby text:style-name="ru1"><text:ruby-base>結果</text:ruby-base><text:ruby-text text:style-name="T5">ケッカ</text:ruby-text></text:ruby>」　ファイルアップロードを<text:ruby text:style-name="ru1"><text:ruby-base>行</text:ruby-base><text:ruby-text text:style-name="T5">オコナ</text:ruby-text></text:ruby>った<text:ruby text:style-name="ru1"><text:ruby-base>時</text:ruby-base><text:ruby-text text:style-name="T5">トキ</text:ruby-text></text:ruby>に、<text:ruby text:style-name="ru1"><text:ruby-base>行単位</text:ruby-base><text:ruby-text text:style-name="T5">ギョウタンイ</text:ruby-text></text:ruby>に<text:ruby text:style-name="ru1"><text:ruby-base>表示</text:ruby-base><text:ruby-text text:style-name="T5">ヒョウジ</text:ruby-text></text:ruby>するメッセージ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・<text:ruby text:style-name="ru1"><text:ruby-base>詳細</text:ruby-base><text:ruby-text text:style-name="T5">ショウサイ</text:ruby-text></text:ruby><text:ruby text:style-name="ru1"><text:ruby-base>画面</text:ruby-base><text:ruby-text text:style-name="T5">ガメン</text:ruby-text></text:ruby>　<text:ruby text:style-name="ru1"><text:ruby-base>画面</text:ruby-base><text:ruby-text text:style-name="T5">ガメン</text:ruby-text></text:ruby><text:ruby text:style-name="ru1"><text:ruby-base>仕様</text:ruby-base><text:ruby-text text:style-name="T5">シヨウ</text:ruby-text></text:ruby><text:ruby text:style-name="ru1"><text:ruby-base>参照</text:ruby-base><text:ruby-text text:style-name="T5">サンショウ</text:ruby-text></text:ruby>。<text:ruby text:style-name="ru1"><text:ruby-base>削除</text:ruby-base><text:ruby-text text:style-name="T5">サクジョ</text:ruby-text></text:ruby>を<text:ruby text:style-name="ru1"><text:ruby-base>行</text:ruby-base><text:ruby-text text:style-name="T5">オコナ</text:ruby-text></text:ruby>う<text:ruby text:style-name="ru1"><text:ruby-base>場合</text:ruby-base><text:ruby-text text:style-name="T5">バアイ</text:ruby-text></text:ruby>の<text:ruby text:style-name="ru1"><text:ruby-base>確認</text:ruby-base><text:ruby-text text:style-name="T5">カクニン</text:ruby-text></text:ruby><text:ruby text:style-name="ru1"><text:ruby-base>時</text:ruby-base><text:ruby-text text:style-name="T5">トキ</text:ruby-text></text:ruby>に<text:ruby text:style-name="ru1"><text:ruby-base>表示</text:ruby-base><text:ruby-text text:style-name="T5">ヒョウジ</text:ruby-text></text:ruby>する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・メール<text:ruby text:style-name="ru1"><text:ruby-base>文章</text:ruby-base><text:ruby-text text:style-name="T5">ブンショウ</text:ruby-text></text:ruby>　<text:ruby text:style-name="ru1"><text:ruby-base>自動</text:ruby-base><text:ruby-text text:style-name="T5">ジドウ</text:ruby-text></text:ruby><text:ruby text:style-name="ru1"><text:ruby-base>送信</text:ruby-base><text:ruby-text text:style-name="T5">ソウシン</text:ruby-text></text:ruby>メールの<text:ruby text:style-name="ru1"><text:ruby-base>文章</text:ruby-base><text:ruby-text text:style-name="T5">ブンショウ</text:ruby-text></text:ruby>です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（３）<text:ruby text:style-name="ru1"><text:ruby-base>対処</text:ruby-base><text:ruby-text text:style-name="T5">タイショ</text:ruby-text></text:ruby>メッセージ</text:p>
          </table:table-cell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1">
            <text:p>メッセージ<text:ruby text:style-name="ru1"><text:ruby-base>最後</text:ruby-base><text:ruby-text text:style-name="T5">サイゴ</text:ruby-text></text:ruby>に【<text:ruby text:style-name="ru1"><text:ruby-base>対処</text:ruby-base><text:ruby-text text:style-name="T5">タイショ</text:ruby-text></text:ruby>】のハイパーリンクを<text:ruby text:style-name="ru1"><text:ruby-base>表示</text:ruby-base><text:ruby-text text:style-name="T5">ヒョウジ</text:ruby-text></text:ruby>し、クリックすることで<text:ruby text:style-name="ru1"><text:ruby-base>詳細</text:ruby-base><text:ruby-text text:style-name="T5">ショウサイ</text:ruby-text></text:ruby><text:ruby text:style-name="ru1"><text:ruby-base>画面</text:ruby-base><text:ruby-text text:style-name="T5">ガメン</text:ruby-text></text:ruby>に<text:ruby text:style-name="ru1"><text:ruby-base>表示</text:ruby-base><text:ruby-text text:style-name="T5">ヒョウジ</text:ruby-text></text:ruby>する<text:ruby text:style-name="ru1"><text:ruby-base>対処</text:ruby-base><text:ruby-text text:style-name="T5">タイショ</text:ruby-text></text:ruby>メッセージ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  <table:table table:name="メッセージ一覧" table:style-name="ta2">
        <table:table-column table:style-name="co2" table:default-cell-style-name="ce15"/>
        <table:table-column table:style-name="co3" table:default-cell-style-name="ce2"/>
        <table:table-column table:style-name="co4" table:default-cell-style-name="ce6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76" table:default-cell-style-name="ce1"/>
        <table:table-row table:style-name="ro2">
          <table:table-cell office:value-type="string" table:style-name="ce14">
            <text:p>メッセージ<text:ruby text:style-name="ru1"><text:ruby-base>番号</text:ruby-base><text:ruby-text text:style-name="T5">バンゴウ</text:ruby-text></text:ruby></text:p>
          </table:table-cell>
          <table:table-cell office:value-type="string" table:style-name="ce3">
            <text:p>メッセージ</text:p>
          </table:table-cell>
          <table:table-cell office:value-type="string" table:style-name="ce5">
            <text:p><text:ruby text:style-name="ru1"><text:ruby-base>種別</text:ruby-base><text:ruby-text text:style-name="T5">シュベツ</text:ruby-text></text:ruby></text:p>
          </table:table-cell>
          <table:table-cell office:value-type="string" table:style-name="ce3">
            <text:p><text:ruby text:style-name="ru1"><text:ruby-base>画面</text:ruby-base><text:ruby-text text:style-name="T5">ガメン</text:ruby-text></text:ruby></text:p>
          </table:table-cell>
          <table:table-cell office:value-type="string" table:style-name="ce3">
            <text:p><text:ruby text:style-name="ru1"><text:ruby-base>表示</text:ruby-base><text:ruby-text text:style-name="T5">ヒョウジ</text:ruby-text></text:ruby>する<text:ruby text:style-name="ru1"><text:ruby-base>部分</text:ruby-base><text:ruby-text text:style-name="T5">ブブン</text:ruby-text></text:ruby></text:p>
          </table:table-cell>
          <table:table-cell office:value-type="string" table:style-name="ce3">
            <text:p><text:ruby text:style-name="ru1"><text:ruby-base>表示</text:ruby-base><text:ruby-text text:style-name="T5">ヒョウジ</text:ruby-text></text:ruby><text:ruby text:style-name="ru1"><text:ruby-base>要因</text:ruby-base><text:ruby-text text:style-name="T5">ヨウイン</text:ruby-text></text:ruby></text:p>
          </table:table-cell>
          <table:table-cell office:value-type="string" table:style-name="ce3">
            <text:p><text:ruby text:style-name="ru1"><text:ruby-base>対処</text:ruby-base><text:ruby-text text:style-name="T5">タイショ</text:ruby-text></text:ruby>メッセージ</text:p>
          </table:table-cell>
          <table:table-cell office:value-type="string" table:style-name="ce4">
            <text:p><text:ruby text:style-name="ru1"><text:ruby-base>備考</text:ruby-base><text:ruby-text text:style-name="T5">ビコウ</text:ruby-text></text:ruby></text:p>
          </table:table-cell>
          <table:table-cell table:number-columns-repeated="16376"/>
        </table:table-row>
        <table:table-row table:style-name="ro3">
          <table:table-cell office:value-type="float" office:value="6600000001" table:style-name="ce15">
            <text:p>6600000001<text:s/></text:p>
          </table:table-cell>
          <table:table-cell office:value-type="string" table:style-name="ce2">
            <text:p>ログインできませんでした。ユーザ<text:ruby text:style-name="ru1"><text:ruby-base>名</text:ruby-base><text:ruby-text text:style-name="T5">メイ</text:ruby-text></text:ruby>またはパスワードが<text:ruby text:style-name="ru1"><text:ruby-base>違</text:ruby-base><text:ruby-text text:style-name="T5">チガ</text:ruby-text></text:ruby>います。</text:p>
          </table:table-cell>
          <table:table-cell office:value-type="string" table:style-name="ce6">
            <text:p>ER</text:p>
          </table:table-cell>
          <table:table-cell office:value-type="string" table:style-name="ce2">
            <text:p>ログイン</text:p>
          </table:table-cell>
          <table:table-cell office:value-type="string" table:style-name="ce2">
            <text:p>タイトルの<text:ruby text:style-name="ru1"><text:ruby-base>下</text:ruby-base><text:ruby-text text:style-name="T5">シタ</text:ruby-text></text:ruby></text:p>
          </table:table-cell>
          <table:table-cell office:value-type="string" table:style-name="ce2">
            <text:p><text:ruby text:style-name="ru1"><text:ruby-base>入力</text:ruby-base><text:ruby-text text:style-name="T5">ニュウリョク</text:ruby-text></text:ruby>したユーザ<text:ruby text:style-name="ru1"><text:ruby-base>名</text:ruby-base><text:ruby-text text:style-name="T5">メイ</text:ruby-text></text:ruby>とパスワードが<text:ruby text:style-name="ru1"><text:ruby-base>間違</text:ruby-base><text:ruby-text text:style-name="T5">マチガ</text:ruby-text></text:ruby>っていた</text:p>
          </table:table-cell>
          <table:table-cell office:value-type="string" table:style-name="ce2">
            <text:p>システム<text:ruby text:style-name="ru1"><text:ruby-base>管理者</text:ruby-base><text:ruby-text text:style-name="T5">カンリシャ</text:ruby-text></text:ruby>から<text:ruby text:style-name="ru1"><text:ruby-base>割</text:ruby-base><text:ruby-text text:style-name="T5">ワ</text:ruby-text></text:ruby>り<text:ruby text:style-name="ru1"><text:ruby-base>当</text:ruby-base><text:ruby-text text:style-name="T5">ア</text:ruby-text></text:ruby>てられた<text:ruby text:style-name="ru1"><text:ruby-base>正</text:ruby-base><text:ruby-text text:style-name="T5">タダ</text:ruby-text></text:ruby>しいユーザ<text:ruby text:style-name="ru1"><text:ruby-base>名</text:ruby-base><text:ruby-text text:style-name="T5">メイ</text:ruby-text></text:ruby>、パスワードを<text:ruby text:style-name="ru1"><text:ruby-base>入力</text:ruby-base><text:ruby-text text:style-name="T5">ニュウリョク</text:ruby-text></text:ruby>してください。</text:p>
          </table:table-cell>
          <table:table-cell office:value-type="string" table:style-name="ce2">
            <text:p>ユーザ<text:ruby text:style-name="ru1"><text:ruby-base>名</text:ruby-base><text:ruby-text text:style-name="T5">メイ</text:ruby-text></text:ruby>はメールアドレスとなる</text:p>
          </table:table-cell>
          <table:table-cell table:number-columns-repeated="16376"/>
        </table:table-row>
        <table:table-row table:style-name="ro3">
          <table:table-cell office:value-type="float" office:value="6600000002" table:style-name="ce15">
            <text:p>6600000002<text:s/></text:p>
          </table:table-cell>
          <table:table-cell office:value-type="string" table:style-name="ce2">
            <text:p><text:ruby text:style-name="ru1"><text:ruby-base>新</text:ruby-base><text:ruby-text text:style-name="T5">アタラ</text:ruby-text></text:ruby>しいパスワードが<text:ruby text:style-name="ru1"><text:ruby-base>不正</text:ruby-base><text:ruby-text text:style-name="T5">フセイ</text:ruby-text></text:ruby>です。</text:p>
          </table:table-cell>
          <table:table-cell office:value-type="string" table:style-name="ce6">
            <text:p>ER</text:p>
          </table:table-cell>
          <table:table-cell office:value-type="string" table:style-name="ce2">
            <text:p>パスワード<text:ruby text:style-name="ru1"><text:ruby-base>変更</text:ruby-base><text:ruby-text text:style-name="T5">ヘンコウ</text:ruby-text></text:ruby></text:p>
          </table:table-cell>
          <table:table-cell office:value-type="string" table:style-name="ce2">
            <text:p>タイトルの<text:ruby text:style-name="ru1"><text:ruby-base>下</text:ruby-base><text:ruby-text text:style-name="T5">シタ</text:ruby-text></text:ruby></text:p>
          </table:table-cell>
          <table:table-cell office:value-type="string" table:style-name="ce2">
            <text:p>パスワードが８<text:ruby text:style-name="ru1"><text:ruby-base>文字</text:ruby-base><text:ruby-text text:style-name="T5">モジ</text:ruby-text></text:ruby><text:ruby text:style-name="ru1"><text:ruby-base>未満</text:ruby-base><text:ruby-text text:style-name="T5">ミマン</text:ruby-text></text:ruby>、<text:ruby text:style-name="ru1"><text:ruby-base>英数字</text:ruby-base><text:ruby-text text:style-name="T5">エイスウジ</text:ruby-text></text:ruby><text:ruby text:style-name="ru1"><text:ruby-base>混合</text:ruby-base><text:ruby-text text:style-name="T5">コンゴウ</text:ruby-text></text:ruby>でない、<text:ruby text:style-name="ru1"><text:ruby-base>旧</text:ruby-base><text:ruby-text text:style-name="T5">キュウ</text:ruby-text></text:ruby>パスワードと<text:ruby text:style-name="ru1"><text:ruby-base>同</text:ruby-base><text:ruby-text text:style-name="T5">オナ</text:ruby-text></text:ruby>じ</text:p>
          </table:table-cell>
          <table:table-cell office:value-type="string" table:style-name="ce2">
            <text:p><text:ruby text:style-name="ru1"><text:ruby-base>現在</text:ruby-base><text:ruby-text text:style-name="T5">ゲンザイ</text:ruby-text></text:ruby>のパスワードと<text:ruby text:style-name="ru1"><text:ruby-base>異</text:ruby-base><text:ruby-text text:style-name="T5">コト</text:ruby-text></text:ruby>なる<text:ruby text:style-name="ru1"><text:ruby-base>半角</text:ruby-base><text:ruby-text text:style-name="T5">ハンカク</text:ruby-text></text:ruby><text:ruby text:style-name="ru1"><text:ruby-base>英数字</text:ruby-base><text:ruby-text text:style-name="T5">エイスウジ</text:ruby-text></text:ruby><text:ruby text:style-name="ru1"><text:ruby-base>混合</text:ruby-base><text:ruby-text text:style-name="T5">コンゴウ</text:ruby-text></text:ruby>８<text:ruby text:style-name="ru1"><text:ruby-base>文字</text:ruby-base><text:ruby-text text:style-name="T5">モジ</text:ruby-text></text:ruby><text:ruby text:style-name="ru1"><text:ruby-base>以上</text:ruby-base><text:ruby-text text:style-name="T5">イジョウ</text:ruby-text></text:ruby>のパスワードを<text:ruby text:style-name="ru1"><text:ruby-base>入力</text:ruby-base><text:ruby-text text:style-name="T5">ニュウリョク</text:ruby-text></text:ruby>してください。</text:p>
          </table:table-cell>
          <table:table-cell table:style-name="ce2"/>
          <table:table-cell table:number-columns-repeated="16376"/>
        </table:table-row>
        <table:table-row table:style-name="ro4">
          <table:table-cell office:value-type="float" office:value="6600000003" table:style-name="ce15">
            <text:p>6600000003<text:s/></text:p>
          </table:table-cell>
          <table:table-cell office:value-type="string" table:style-name="ce2">
            <text:p>システムエラーです。システムエラーコード【%s】</text:p>
          </table:table-cell>
          <table:table-cell office:value-type="string" table:style-name="ce6">
            <text:p>SY</text:p>
          </table:table-cell>
          <table:table-cell office:value-type="string" table:style-name="ce2">
            <text:p>（<text:ruby text:style-name="ru1"><text:ruby-base>全画面</text:ruby-base><text:ruby-text text:style-name="T5">ゼンガメン</text:ruby-text></text:ruby>）</text:p>
          </table:table-cell>
          <table:table-cell office:value-type="string" table:style-name="ce2">
            <text:p>メッセージ<text:ruby text:style-name="ru1"><text:ruby-base>領域</text:ruby-base><text:ruby-text text:style-name="T5">リョウイキ</text:ruby-text></text:ruby></text:p>
          </table:table-cell>
          <table:table-cell office:value-type="string" table:style-name="ce2">
            <text:p>システムエラーが<text:ruby text:style-name="ru1"><text:ruby-base>生</text:ruby-base><text:ruby-text text:style-name="T5">ショウ</text:ruby-text></text:ruby>じた</text:p>
          </table:table-cell>
          <table:table-cell office:value-type="string" table:style-name="ce2">
            <text:p>ログイン<text:ruby text:style-name="ru1"><text:ruby-base>画面</text:ruby-base><text:ruby-text text:style-name="T5">ガメン</text:ruby-text></text:ruby>にあるメッセージをご<text:ruby text:style-name="ru1"><text:ruby-base>覧</text:ruby-base><text:ruby-text text:style-name="T5">ラン</text:ruby-text></text:ruby>になり、システムの<text:ruby text:style-name="ru1"><text:ruby-base>運用</text:ruby-base><text:ruby-text text:style-name="T5">ウンヨウ</text:ruby-text></text:ruby><text:ruby text:style-name="ru1"><text:ruby-base>状況</text:ruby-base><text:ruby-text text:style-name="T5">ジョウキョウ</text:ruby-text></text:ruby>をご<text:ruby text:style-name="ru1"><text:ruby-base>確認</text:ruby-base><text:ruby-text text:style-name="T5">カクニン</text:ruby-text></text:ruby>ください。</text:p>
            <text:p><text:ruby text:style-name="ru1"><text:ruby-base>特</text:ruby-base><text:ruby-text text:style-name="T5">トク</text:ruby-text></text:ruby>に<text:ruby text:style-name="ru1"><text:ruby-base>記載</text:ruby-base><text:ruby-text text:style-name="T5">キサイ</text:ruby-text></text:ruby>がない<text:ruby text:style-name="ru1"><text:ruby-base>場合</text:ruby-base><text:ruby-text text:style-name="T5">バアイ</text:ruby-text></text:ruby>、<text:ruby text:style-name="ru1"><text:ruby-base>弊社</text:ruby-base><text:ruby-text text:style-name="T5">ヘイシャ</text:ruby-text></text:ruby>にエラーIDをご<text:ruby text:style-name="ru1"><text:ruby-base>連絡</text:ruby-base><text:ruby-text text:style-name="T5">レンラク</text:ruby-text></text:ruby>ください。</text:p>
          </table:table-cell>
          <table:table-cell office:value-type="string" table:style-name="ce2">
            <text:p>%s:phpプログラム<text:ruby text:style-name="ru1"><text:ruby-base>内</text:ruby-base><text:ruby-text text:style-name="T5">ナイ</text:ruby-text></text:ruby>で<text:ruby text:style-name="ru1"><text:ruby-base>指定</text:ruby-base><text:ruby-text text:style-name="T5">シテイ</text:ruby-text></text:ruby>したエラーID<text:s/><text:ruby text:style-name="ru1"><text:ruby-base>必要</text:ruby-base><text:ruby-text text:style-name="T5">ヒツヨウ</text:ruby-text></text:ruby>に<text:ruby text:style-name="ru1"><text:ruby-base>応</text:ruby-base><text:ruby-text text:style-name="T5">オウ</text:ruby-text></text:ruby>じて<text:ruby text:style-name="ru1"><text:ruby-base>表示</text:ruby-base><text:ruby-text text:style-name="T5">ヒョウジ</text:ruby-text></text:ruby><text:ruby text:style-name="ru1"><text:ruby-base>後</text:ruby-base><text:ruby-text text:style-name="T5">アト</text:ruby-text></text:ruby>ログアウトする</text:p>
          </table:table-cell>
          <table:table-cell table:number-columns-repeated="16376"/>
        </table:table-row>
        <table:table-row table:style-name="ro3">
          <table:table-cell office:value-type="float" office:value="6600000004" table:style-name="ce15">
            <text:p>6600000004<text:s/></text:p>
          </table:table-cell>
          <table:table-cell office:value-type="string" table:style-name="ce2">
            <text:p><text:ruby text:style-name="ru1"><text:ruby-base>数値</text:ruby-base><text:ruby-text text:style-name="T5">スウチ</text:ruby-text></text:ruby><text:ruby text:style-name="ru1"><text:ruby-base>項目</text:ruby-base><text:ruby-text text:style-name="T5">コウモク</text:ruby-text></text:ruby>に<text:ruby text:style-name="ru1"><text:ruby-base>文字</text:ruby-base><text:ruby-text text:style-name="T5">モジ</text:ruby-text></text:ruby>が<text:ruby text:style-name="ru1"><text:ruby-base>入力</text:ruby-base><text:ruby-text text:style-name="T5">ニュウリョク</text:ruby-text></text:ruby>されました。</text:p>
          </table:table-cell>
          <table:table-cell office:value-type="string" table:style-name="ce6">
            <text:p>ER</text:p>
          </table:table-cell>
          <table:table-cell office:value-type="string" table:style-name="ce2">
            <text:p>（<text:ruby text:style-name="ru1"><text:ruby-base>全</text:ruby-base><text:ruby-text text:style-name="T5">スベ</text:ruby-text></text:ruby>ての<text:ruby text:style-name="ru1"><text:ruby-base>入力</text:ruby-base><text:ruby-text text:style-name="T5">ニュウリョク</text:ruby-text></text:ruby><text:ruby text:style-name="ru1"><text:ruby-base>画面</text:ruby-base><text:ruby-text text:style-name="T5">ガメン</text:ruby-text></text:ruby>）</text:p>
          </table:table-cell>
          <table:table-cell office:value-type="string" table:style-name="ce2">
            <text:p>メッセージ<text:ruby text:style-name="ru1"><text:ruby-base>領域</text:ruby-base><text:ruby-text text:style-name="T5">リョウイキ</text:ruby-text></text:ruby></text:p>
          </table:table-cell>
          <table:table-cell office:value-type="string" table:style-name="ce2">
            <text:p><text:ruby text:style-name="ru1"><text:ruby-base>数値</text:ruby-base><text:ruby-text text:style-name="T5">スウチ</text:ruby-text></text:ruby><text:ruby text:style-name="ru1"><text:ruby-base>項目</text:ruby-base><text:ruby-text text:style-name="T5">コウモク</text:ruby-text></text:ruby>に<text:ruby text:style-name="ru1"><text:ruby-base>半角</text:ruby-base><text:ruby-text text:style-name="T5">ハンカク</text:ruby-text></text:ruby><text:ruby text:style-name="ru1"><text:ruby-base>文字</text:ruby-base><text:ruby-text text:style-name="T5">モジ</text:ruby-text></text:ruby>や<text:ruby text:style-name="ru1"><text:ruby-base>全角</text:ruby-base><text:ruby-text text:style-name="T5">ゼンカク</text:ruby-text></text:ruby><text:ruby text:style-name="ru1"><text:ruby-base>文字</text:ruby-base><text:ruby-text text:style-name="T5">モジ</text:ruby-text></text:ruby>が<text:ruby text:style-name="ru1"><text:ruby-base>入力</text:ruby-base><text:ruby-text text:style-name="T5">ニュウリョク</text:ruby-text></text:ruby>された</text:p>
          </table:table-cell>
          <table:table-cell office:value-type="string" table:style-name="ce2">
            <text:p><text:ruby text:style-name="ru1"><text:ruby-base>数値</text:ruby-base><text:ruby-text text:style-name="T5">スウチ</text:ruby-text></text:ruby><text:ruby text:style-name="ru1"><text:ruby-base>項目</text:ruby-base><text:ruby-text text:style-name="T5">コウモク</text:ruby-text></text:ruby>には<text:ruby text:style-name="ru1"><text:ruby-base>半角</text:ruby-base><text:ruby-text text:style-name="T5">ハンカク</text:ruby-text></text:ruby><text:ruby text:style-name="ru1"><text:ruby-base>数値</text:ruby-base><text:ruby-text text:style-name="T5">スウチ</text:ruby-text></text:ruby><text:ruby text:style-name="ru1"><text:ruby-base>文字</text:ruby-base><text:ruby-text text:style-name="T5">モジ</text:ruby-text></text:ruby>を<text:ruby text:style-name="ru1"><text:ruby-base>入力</text:ruby-base><text:ruby-text text:style-name="T5">ニュウリョク</text:ruby-text></text:ruby>してください。</text:p>
          </table:table-cell>
          <table:table-cell table:style-name="ce2"/>
          <table:table-cell table:number-columns-repeated="16376"/>
        </table:table-row>
        <table:table-row table:style-name="ro3">
          <table:table-cell office:value-type="float" office:value="6600000005" table:style-name="ce15">
            <text:p>6600000005<text:s/></text:p>
          </table:table-cell>
          <table:table-cell office:value-type="string" table:style-name="ce2">
            <text:p><text:ruby text:style-name="ru1"><text:ruby-base>入力</text:ruby-base><text:ruby-text text:style-name="T5">ニュウリョク</text:ruby-text></text:ruby>されてない<text:ruby text:style-name="ru1"><text:ruby-base>項目</text:ruby-base><text:ruby-text text:style-name="T5">コウモク</text:ruby-text></text:ruby>があります。</text:p>
          </table:table-cell>
          <table:table-cell office:value-type="string" table:style-name="ce6">
            <text:p>ER</text:p>
          </table:table-cell>
          <table:table-cell office:value-type="string" table:style-name="ce2">
            <text:p>（<text:ruby text:style-name="ru1"><text:ruby-base>入力</text:ruby-base><text:ruby-text text:style-name="T5">ニュウリョク</text:ruby-text></text:ruby><text:ruby text:style-name="ru1"><text:ruby-base>画面</text:ruby-base><text:ruby-text text:style-name="T5">ガメン</text:ruby-text></text:ruby>）</text:p>
          </table:table-cell>
          <table:table-cell office:value-type="string" table:style-name="ce2">
            <text:p>メッセージ<text:ruby text:style-name="ru1"><text:ruby-base>領域</text:ruby-base><text:ruby-text text:style-name="T5">リョウイキ</text:ruby-text></text:ruby></text:p>
          </table:table-cell>
          <table:table-cell office:value-type="string" table:style-name="ce2">
            <text:p><text:ruby text:style-name="ru1"><text:ruby-base>入力</text:ruby-base><text:ruby-text text:style-name="T5">ニュウリョク</text:ruby-text></text:ruby><text:ruby text:style-name="ru1"><text:ruby-base>必須</text:ruby-base><text:ruby-text text:style-name="T5">ヒッス</text:ruby-text></text:ruby>の<text:ruby text:style-name="ru1"><text:ruby-base>項目</text:ruby-base><text:ruby-text text:style-name="T5">コウモク</text:ruby-text></text:ruby>への<text:ruby text:style-name="ru1"><text:ruby-base>入力</text:ruby-base><text:ruby-text text:style-name="T5">ニュウリョク</text:ruby-text></text:ruby>が<text:ruby text:style-name="ru1"><text:ruby-base>無</text:ruby-base><text:ruby-text text:style-name="T5">ナ</text:ruby-text></text:ruby>かった</text:p>
          </table:table-cell>
          <table:table-cell office:value-type="string" table:style-name="ce2">
            <text:p><text:ruby text:style-name="ru1"><text:ruby-base>必須</text:ruby-base><text:ruby-text text:style-name="T5">ヒッス</text:ruby-text></text:ruby><text:ruby text:style-name="ru1"><text:ruby-base>項目</text:ruby-base><text:ruby-text text:style-name="T5">コウモク</text:ruby-text></text:ruby>に<text:ruby text:style-name="ru1"><text:ruby-base>入力</text:ruby-base><text:ruby-text text:style-name="T5">ニュウリョク</text:ruby-text></text:ruby>をしてください</text:p>
          </table:table-cell>
          <table:table-cell table:style-name="ce2"/>
          <table:table-cell table:number-columns-repeated="16376"/>
        </table:table-row>
        <table:table-row table:style-name="ro3">
          <table:table-cell office:value-type="float" office:value="6600000006" table:style-name="ce15">
            <text:p>6600000006<text:s/></text:p>
          </table:table-cell>
          <table:table-cell office:value-type="string" table:style-name="ce2">
            <text:p><text:ruby text:style-name="ru1"><text:ruby-base>登録</text:ruby-base><text:ruby-text text:style-name="T5">トウロク</text:ruby-text></text:ruby>しました</text:p>
          </table:table-cell>
          <table:table-cell office:value-type="string" table:style-name="ce6">
            <text:p>OK</text:p>
          </table:table-cell>
          <table:table-cell office:value-type="string" table:style-name="ce2">
            <text:p>（<text:ruby text:style-name="ru1"><text:ruby-base>全</text:ruby-base><text:ruby-text text:style-name="T5">スベ</text:ruby-text></text:ruby>ての<text:ruby text:style-name="ru1"><text:ruby-base>登録</text:ruby-base><text:ruby-text text:style-name="T5">トウロク</text:ruby-text></text:ruby><text:ruby text:style-name="ru1"><text:ruby-base>画面</text:ruby-base><text:ruby-text text:style-name="T5">ガメン</text:ruby-text></text:ruby>）</text:p>
          </table:table-cell>
          <table:table-cell office:value-type="string" table:style-name="ce2">
            <text:p>メッセージ<text:ruby text:style-name="ru1"><text:ruby-base>領域</text:ruby-base><text:ruby-text text:style-name="T5">リョウイキ</text:ruby-text></text:ruby></text:p>
          </table:table-cell>
          <table:table-cell office:value-type="string" table:style-name="ce2">
            <text:p><text:ruby text:style-name="ru1"><text:ruby-base>登録</text:ruby-base><text:ruby-text text:style-name="T5">トウロク</text:ruby-text></text:ruby>ボタンがクリックされ、<text:ruby text:style-name="ru1"><text:ruby-base>登録</text:ruby-base><text:ruby-text text:style-name="T5">トウロク</text:ruby-text></text:ruby>が<text:ruby text:style-name="ru1"><text:ruby-base>行</text:ruby-base><text:ruby-text text:style-name="T5">オコナ</text:ruby-text></text:ruby>われた</text:p>
          </table:table-cell>
          <table:table-cell table:number-columns-repeated="2" table:style-name="ce2"/>
          <table:table-cell table:number-columns-repeated="16376"/>
        </table:table-row>
        <table:table-row table:style-name="ro3">
          <table:table-cell office:value-type="float" office:value="6600000007" table:style-name="ce15">
            <text:p>6600000007<text:s/></text:p>
          </table:table-cell>
          <table:table-cell office:value-type="string" table:style-name="ce2">
            <text:p><text:ruby text:style-name="ru1"><text:ruby-base>変更</text:ruby-base><text:ruby-text text:style-name="T5">ヘンコウ</text:ruby-text></text:ruby>しました</text:p>
          </table:table-cell>
          <table:table-cell office:value-type="string" table:style-name="ce6">
            <text:p>OK</text:p>
          </table:table-cell>
          <table:table-cell office:value-type="string" table:style-name="ce2">
            <text:p>（<text:ruby text:style-name="ru1"><text:ruby-base>全</text:ruby-base><text:ruby-text text:style-name="T5">スベ</text:ruby-text></text:ruby>ての<text:ruby text:style-name="ru1"><text:ruby-base>登録</text:ruby-base><text:ruby-text text:style-name="T5">トウロク</text:ruby-text></text:ruby><text:ruby text:style-name="ru1"><text:ruby-base>画面</text:ruby-base><text:ruby-text text:style-name="T5">ガメン</text:ruby-text></text:ruby>）</text:p>
          </table:table-cell>
          <table:table-cell office:value-type="string" table:style-name="ce2">
            <text:p>メッセージ<text:ruby text:style-name="ru1"><text:ruby-base>領域</text:ruby-base><text:ruby-text text:style-name="T5">リョウイキ</text:ruby-text></text:ruby></text:p>
          </table:table-cell>
          <table:table-cell office:value-type="string" table:style-name="ce2">
            <text:p><text:ruby text:style-name="ru1"><text:ruby-base>修正</text:ruby-base><text:ruby-text text:style-name="T5">シュウセイ</text:ruby-text></text:ruby>を<text:ruby text:style-name="ru1"><text:ruby-base>行</text:ruby-base><text:ruby-text text:style-name="T5">オコナ</text:ruby-text></text:ruby>う<text:ruby text:style-name="ru1"><text:ruby-base>画面</text:ruby-base><text:ruby-text text:style-name="T5">ガメン</text:ruby-text></text:ruby>にて、<text:ruby text:style-name="ru1"><text:ruby-base>登録</text:ruby-base><text:ruby-text text:style-name="T5">トウロク</text:ruby-text></text:ruby>ボタンがクリックされ、<text:ruby text:style-name="ru1"><text:ruby-base>更新</text:ruby-base><text:ruby-text text:style-name="T5">コウシン</text:ruby-text></text:ruby>が<text:ruby text:style-name="ru1"><text:ruby-base>行</text:ruby-base><text:ruby-text text:style-name="T5">オコナ</text:ruby-text></text:ruby>われた</text:p>
          </table:table-cell>
          <table:table-cell table:number-columns-repeated="2" table:style-name="ce2"/>
          <table:table-cell table:number-columns-repeated="16376"/>
        </table:table-row>
        <table:table-row table:style-name="ro3">
          <table:table-cell office:value-type="float" office:value="6600000008" table:style-name="ce15">
            <text:p>6600000008<text:s/></text:p>
          </table:table-cell>
          <table:table-cell office:value-type="string" table:style-name="ce2">
            <text:p><text:ruby text:style-name="ru1"><text:ruby-base>該当</text:ruby-base><text:ruby-text text:style-name="T5">ガイトウ</text:ruby-text></text:ruby>する<text:ruby text:style-name="ru1"><text:ruby-base>情報</text:ruby-base><text:ruby-text text:style-name="T5">ジョウホウ</text:ruby-text></text:ruby>がありません。</text:p>
          </table:table-cell>
          <table:table-cell office:value-type="string" table:style-name="ce6">
            <text:p>WN</text:p>
          </table:table-cell>
          <table:table-cell office:value-type="string" table:style-name="ce2">
            <text:p>（<text:ruby text:style-name="ru1"><text:ruby-base>全</text:ruby-base><text:ruby-text text:style-name="T5">スベ</text:ruby-text></text:ruby>ての<text:ruby text:style-name="ru1"><text:ruby-base>一覧</text:ruby-base><text:ruby-text text:style-name="T5">イチラン</text:ruby-text></text:ruby><text:ruby text:style-name="ru1"><text:ruby-base>表示</text:ruby-base><text:ruby-text text:style-name="T5">ヒョウジ</text:ruby-text></text:ruby><text:ruby text:style-name="ru1"><text:ruby-base>画面</text:ruby-base><text:ruby-text text:style-name="T5">ガメン</text:ruby-text></text:ruby>）</text:p>
          </table:table-cell>
          <table:table-cell office:value-type="string" table:style-name="ce2">
            <text:p>メッセージ<text:ruby text:style-name="ru1"><text:ruby-base>領域</text:ruby-base><text:ruby-text text:style-name="T5">リョウイキ</text:ruby-text></text:ruby></text:p>
          </table:table-cell>
          <table:table-cell office:value-type="string" table:style-name="ce2">
            <text:p><text:ruby text:style-name="ru1"><text:ruby-base>絞</text:ruby-base><text:ruby-text text:style-name="T5">シボ</text:ruby-text></text:ruby>り<text:ruby text:style-name="ru1"><text:ruby-base>込</text:ruby-base><text:ruby-text text:style-name="T5">コ</text:ruby-text></text:ruby>み<text:ruby text:style-name="ru1"><text:ruby-base>条件</text:ruby-base><text:ruby-text text:style-name="T5">ジョウケン</text:ruby-text></text:ruby>で<text:ruby text:style-name="ru1"><text:ruby-base>検索</text:ruby-base><text:ruby-text text:style-name="T5">ケンサク</text:ruby-text></text:ruby>した<text:ruby text:style-name="ru1"><text:ruby-base>結果</text:ruby-base><text:ruby-text text:style-name="T5">ケッカ</text:ruby-text></text:ruby>、<text:ruby text:style-name="ru1"><text:ruby-base>検索</text:ruby-base><text:ruby-text text:style-name="T5">ケンサク</text:ruby-text></text:ruby><text:ruby text:style-name="ru1"><text:ruby-base>結果</text:ruby-base><text:ruby-text text:style-name="T5">ケッカ</text:ruby-text></text:ruby>の<text:ruby text:style-name="ru1"><text:ruby-base>件数</text:ruby-base><text:ruby-text text:style-name="T5">ケンスウ</text:ruby-text></text:ruby>が０だった</text:p>
          </table:table-cell>
          <table:table-cell office:value-type="string" table:style-name="ce2">
            <text:p><text:ruby text:style-name="ru1"><text:ruby-base>検索</text:ruby-base><text:ruby-text text:style-name="T5">ケンサク</text:ruby-text></text:ruby><text:ruby text:style-name="ru1"><text:ruby-base>条件</text:ruby-base><text:ruby-text text:style-name="T5">ジョウケン</text:ruby-text></text:ruby>を<text:ruby text:style-name="ru1"><text:ruby-base>変更</text:ruby-base><text:ruby-text text:style-name="T5">ヘンコウ</text:ruby-text></text:ruby>してください。</text:p>
          </table:table-cell>
          <table:table-cell table:style-name="ce2"/>
          <table:table-cell table:number-columns-repeated="16376"/>
        </table:table-row>
        <table:table-row table:style-name="ro3">
          <table:table-cell office:value-type="float" office:value="6600000009" table:style-name="ce15">
            <text:p>6600000009<text:s/></text:p>
          </table:table-cell>
          <table:table-cell office:value-type="string" table:style-name="ce2">
            <text:p>ダウンロードファイル<text:ruby text:style-name="ru1"><text:ruby-base>作成中</text:ruby-base><text:ruby-text text:style-name="T5">サクセイチュウ</text:ruby-text></text:ruby></text:p>
          </table:table-cell>
          <table:table-cell office:value-type="string" table:style-name="ce6">
            <text:p>OK</text:p>
          </table:table-cell>
          <table:table-cell office:value-type="string" table:style-name="ce2">
            <text:p>（<text:ruby text:style-name="ru1"><text:ruby-base>全</text:ruby-base><text:ruby-text text:style-name="T5">スベ</text:ruby-text></text:ruby>てのファイルダウンロード<text:ruby text:style-name="ru1"><text:ruby-base>画面</text:ruby-base><text:ruby-text text:style-name="T5">ガメンイチガメン</text:ruby-text></text:ruby>）</text:p>
          </table:table-cell>
          <table:table-cell office:value-type="string" table:style-name="ce2">
            <text:p>メッセージ<text:ruby text:style-name="ru1"><text:ruby-base>領域</text:ruby-base><text:ruby-text text:style-name="T5">リョウイキ</text:ruby-text></text:ruby></text:p>
          </table:table-cell>
          <table:table-cell office:value-type="string" table:style-name="ce2">
            <text:p>ダウンロードファイルの<text:ruby text:style-name="ru1"><text:ruby-base>作成</text:ruby-base><text:ruby-text text:style-name="T5">サクセイ</text:ruby-text></text:ruby>を<text:ruby text:style-name="ru1"><text:ruby-base>開始</text:ruby-base><text:ruby-text text:style-name="T5">カイシ</text:ruby-text></text:ruby>した。またはダウンロードファイルの<text:ruby text:style-name="ru1"><text:ruby-base>作成</text:ruby-base><text:ruby-text text:style-name="T5">サクセイ</text:ruby-text></text:ruby><text:ruby text:style-name="ru1"><text:ruby-base>中</text:ruby-base><text:ruby-text text:style-name="T5">チュウ</text:ruby-text></text:ruby>に<text:ruby text:style-name="ru1"><text:ruby-base>該当</text:ruby-base><text:ruby-text text:style-name="T5">ガイトウ</text:ruby-text></text:ruby><text:ruby text:style-name="ru1"><text:ruby-base>画面</text:ruby-base><text:ruby-text text:style-name="T5">ガメン</text:ruby-text></text:ruby>を<text:ruby text:style-name="ru1"><text:ruby-base>開</text:ruby-base><text:ruby-text text:style-name="T5">ヒラ</text:ruby-text></text:ruby>いた。</text:p>
          </table:table-cell>
          <table:table-cell table:number-columns-repeated="2" table:style-name="ce2"/>
          <table:table-cell table:number-columns-repeated="16376"/>
        </table:table-row>
        <table:table-row table:style-name="ro3">
          <table:table-cell office:value-type="float" office:value="6600000010" table:style-name="ce15">
            <text:p>6600000010<text:s/></text:p>
          </table:table-cell>
          <table:table-cell office:value-type="string" table:style-name="ce2">
            <text:p>ログインパスワードの<text:ruby text:style-name="ru1"><text:ruby-base>更新</text:ruby-base><text:ruby-text text:style-name="T5">コウシン</text:ruby-text></text:ruby>を<text:ruby text:style-name="ru1"><text:ruby-base>行</text:ruby-base><text:ruby-text text:style-name="T5">オコナ</text:ruby-text></text:ruby>ってください</text:p>
          </table:table-cell>
          <table:table-cell office:value-type="string" table:style-name="ce6">
            <text:p>OK</text:p>
          </table:table-cell>
          <table:table-cell office:value-type="string" table:style-name="ce2">
            <text:p>総合管理ホーム</text:p>
          </table:table-cell>
          <table:table-cell office:value-type="string" table:style-name="ce2">
            <text:p>メッセージ<text:ruby text:style-name="ru1"><text:ruby-base>領域</text:ruby-base><text:ruby-text text:style-name="T5">リョウイキ</text:ruby-text></text:ruby></text:p>
          </table:table-cell>
          <table:table-cell office:value-type="string" table:style-name="ce2">
            <text:p>「<text:ruby text:style-name="ru1"><text:ruby-base>総合</text:ruby-base><text:ruby-text text:style-name="T5">ソウゴウ</text:ruby-text></text:ruby>システム<text:ruby text:style-name="ru1"><text:ruby-base>設定</text:ruby-base><text:ruby-text text:style-name="T5">セッテイ</text:ruby-text></text:ruby>」で<text:ruby text:style-name="ru1"><text:ruby-base>指定</text:ruby-base><text:ruby-text text:style-name="T5">シテイ</text:ruby-text></text:ruby>したログインパスワードの<text:ruby text:style-name="ru1"><text:ruby-base>更新</text:ruby-base><text:ruby-text text:style-name="T5">コウシン</text:ruby-text></text:ruby><text:ruby text:style-name="ru1"><text:ruby-base>時期</text:ruby-base><text:ruby-text text:style-name="T5">ジキ</text:ruby-text></text:ruby>になった</text:p>
          </table:table-cell>
          <table:table-cell table:number-columns-repeated="2" table:style-name="ce2"/>
          <table:table-cell table:number-columns-repeated="16376"/>
        </table:table-row>
        <table:table-row table:style-name="ro3">
          <table:table-cell office:value-type="float" office:value="6600000011" table:style-name="ce15">
            <text:p>6600000011<text:s/></text:p>
          </table:table-cell>
          <table:table-cell office:value-type="string" table:style-name="ce2">
            <text:p><text:ruby text:style-name="ru1"><text:ruby-base>取込</text:ruby-base><text:ruby-text text:style-name="T5">トリコミ</text:ruby-text></text:ruby>が<text:ruby text:style-name="ru1"><text:ruby-base>必要</text:ruby-base><text:ruby-text text:style-name="T5">ヒツヨウ</text:ruby-text></text:ruby>なファイルがあります</text:p>
          </table:table-cell>
          <table:table-cell office:value-type="string" table:style-name="ce6">
            <text:p>OK</text:p>
          </table:table-cell>
          <table:table-cell office:value-type="string" table:style-name="ce2">
            <text:p>総合管理ホーム</text:p>
          </table:table-cell>
          <table:table-cell office:value-type="string" table:style-name="ce2">
            <text:p>メッセージ<text:ruby text:style-name="ru1"><text:ruby-base>領域</text:ruby-base><text:ruby-text text:style-name="T5">リョウイキ</text:ruby-text></text:ruby></text:p>
          </table:table-cell>
          <table:table-cell office:value-type="string" table:style-name="ce2">
            <text:p><text:ruby text:style-name="ru1"><text:ruby-base>取込</text:ruby-base><text:ruby-text text:style-name="T5">トリコミ</text:ruby-text></text:ruby><text:ruby text:style-name="ru1"><text:ruby-base>必須</text:ruby-base><text:ruby-text text:style-name="T5">ヒッス</text:ruby-text></text:ruby>のファイルを<text:ruby text:style-name="ru1"><text:ruby-base>取</text:ruby-base><text:ruby-text text:style-name="T5">ト</text:ruby-text></text:ruby>り<text:ruby text:style-name="ru1"><text:ruby-base>込</text:ruby-base><text:ruby-text text:style-name="T5">コ</text:ruby-text></text:ruby>んでいない</text:p>
          </table:table-cell>
          <table:table-cell office:value-type="string" table:style-name="ce2">
            <text:p><text:ruby text:style-name="ru1"><text:ruby-base>指</text:ruby-base><text:ruby-text text:style-name="T5">ユビ</text:ruby-text></text:ruby>マークが<text:ruby text:style-name="ru1"><text:ruby-base>示</text:ruby-base><text:ruby-text text:style-name="T5">シメ</text:ruby-text></text:ruby>す<text:ruby text:style-name="ru1"><text:ruby-base>取込</text:ruby-base><text:ruby-text text:style-name="T5">トリコミ</text:ruby-text></text:ruby><text:ruby text:style-name="ru1"><text:ruby-base>必須</text:ruby-base><text:ruby-text text:style-name="T5">ヒッス</text:ruby-text></text:ruby>ファイルを<text:ruby text:style-name="ru1"><text:ruby-base>取</text:ruby-base><text:ruby-text text:style-name="T5">ト</text:ruby-text></text:ruby>り<text:ruby text:style-name="ru1"><text:ruby-base>込</text:ruby-base><text:ruby-text text:style-name="T5">コ</text:ruby-text></text:ruby>んでください</text:p>
          </table:table-cell>
          <table:table-cell table:style-name="ce2"/>
          <table:table-cell table:number-columns-repeated="16376"/>
        </table:table-row>
        <table:table-row table:style-name="ro3">
          <table:table-cell office:value-type="float" office:value="6600000012" table:style-name="ce15">
            <text:p>6600000012<text:s/></text:p>
          </table:table-cell>
          <table:table-cell office:value-type="string" table:style-name="ce2">
            <text:p><text:ruby text:style-name="ru1"><text:ruby-base>運用中</text:ruby-base><text:ruby-text text:style-name="T5">ウンヨウチュウ</text:ruby-text></text:ruby>の<text:ruby text:style-name="ru1"><text:ruby-base>顧客</text:ruby-base><text:ruby-text text:style-name="T5">コキャク</text:ruby-text></text:ruby>は<text:ruby text:style-name="ru1"><text:ruby-base>削除</text:ruby-base><text:ruby-text text:style-name="T5">サクジョ</text:ruby-text></text:ruby>できません</text:p>
          </table:table-cell>
          <table:table-cell office:value-type="string" table:style-name="ce6">
            <text:p>ER</text:p>
          </table:table-cell>
          <table:table-cell office:value-type="string" table:style-name="ce2">
            <text:p>顧客一覧</text:p>
          </table:table-cell>
          <table:table-cell office:value-type="string" table:style-name="ce2">
            <text:p>メッセージ<text:ruby text:style-name="ru1"><text:ruby-base>領域</text:ruby-base><text:ruby-text text:style-name="T5">リョウイキ</text:ruby-text></text:ruby></text:p>
          </table:table-cell>
          <table:table-cell office:value-type="string" table:style-name="ce2">
            <text:p><text:ruby text:style-name="ru1"><text:ruby-base>運用中</text:ruby-base><text:ruby-text text:style-name="T5">ウンヨウチュウ</text:ruby-text></text:ruby>、かつ<text:ruby text:style-name="ru1"><text:ruby-base>休止</text:ruby-base><text:ruby-text text:style-name="T5">キュウシ</text:ruby-text></text:ruby>していない<text:ruby text:style-name="ru1"><text:ruby-base>顧客</text:ruby-base><text:ruby-text text:style-name="T5">コキャク</text:ruby-text></text:ruby>に<text:ruby text:style-name="ru1"><text:ruby-base>対</text:ruby-base><text:ruby-text text:style-name="T5">タイ</text:ruby-text></text:ruby>して、ゴミ<text:ruby text:style-name="ru1"><text:ruby-base>箱</text:ruby-base><text:ruby-text text:style-name="T5">バコ</text:ruby-text></text:ruby>ボタンがクリックされた</text:p>
          </table:table-cell>
          <table:table-cell office:value-type="string" table:style-name="ce2">
            <text:p><text:ruby text:style-name="ru1"><text:ruby-base>削除</text:ruby-base><text:ruby-text text:style-name="T5">サクジョ</text:ruby-text></text:ruby>できる<text:ruby text:style-name="ru1"><text:ruby-base>顧客</text:ruby-base><text:ruby-text text:style-name="T5">コキャク</text:ruby-text></text:ruby>は、<text:ruby text:style-name="ru1"><text:ruby-base>運用</text:ruby-base><text:ruby-text text:style-name="T5">ウンヨウ</text:ruby-text></text:ruby>が<text:ruby text:style-name="ru1"><text:ruby-base>完了</text:ruby-base><text:ruby-text text:style-name="T5">カンリョウ</text:ruby-text></text:ruby>した<text:ruby text:style-name="ru1"><text:ruby-base>顧客</text:ruby-base><text:ruby-text text:style-name="T5">コキャク</text:ruby-text></text:ruby>、または<text:ruby text:style-name="ru1"><text:ruby-base>休止</text:ruby-base><text:ruby-text text:style-name="T5">キュウシ</text:ruby-text></text:ruby>した<text:ruby text:style-name="ru1"><text:ruby-base>顧客</text:ruby-base><text:ruby-text text:style-name="T5">コキャク</text:ruby-text></text:ruby>のみです</text:p>
          </table:table-cell>
          <table:table-cell table:style-name="ce2"/>
          <table:table-cell table:number-columns-repeated="16376"/>
        </table:table-row>
        <table:table-row table:style-name="ro3">
          <table:table-cell office:value-type="float" office:value="6600000013" table:style-name="ce15">
            <text:p>6600000013<text:s/></text:p>
          </table:table-cell>
          <table:table-cell office:value-type="string" table:style-name="ce2">
            <text:p><text:ruby text:style-name="ru1"><text:ruby-base>運用</text:ruby-base><text:ruby-text text:style-name="T5">ウンヨウ</text:ruby-text></text:ruby><text:ruby text:style-name="ru1"><text:ruby-base>終了</text:ruby-base><text:ruby-text text:style-name="T5">シュウリョウ</text:ruby-text></text:ruby><text:ruby text:style-name="ru1"><text:ruby-base>月</text:ruby-base><text:ruby-text text:style-name="T5">ツキ</text:ruby-text></text:ruby>が<text:ruby text:style-name="ru1"><text:ruby-base>運用</text:ruby-base><text:ruby-text text:style-name="T5">ウンヨウ</text:ruby-text></text:ruby><text:ruby text:style-name="ru1"><text:ruby-base>開始</text:ruby-base><text:ruby-text text:style-name="T5">カイシ</text:ruby-text></text:ruby><text:ruby text:style-name="ru1"><text:ruby-base>月</text:ruby-base><text:ruby-text text:style-name="T5">ツキ</text:ruby-text></text:ruby>より<text:ruby text:style-name="ru1"><text:ruby-base>過去</text:ruby-base><text:ruby-text text:style-name="T5">カコ</text:ruby-text></text:ruby>になっています</text:p>
          </table:table-cell>
          <table:table-cell office:value-type="string" table:style-name="ce6">
            <text:p>ER</text:p>
          </table:table-cell>
          <table:table-cell office:value-type="string" table:style-name="ce2">
            <text:p>顧客一覧</text:p>
          </table:table-cell>
          <table:table-cell office:value-type="string" table:style-name="ce2">
            <text:p>メッセージ<text:ruby text:style-name="ru1"><text:ruby-base>領域</text:ruby-base><text:ruby-text text:style-name="T5">リョウイキ</text:ruby-text></text:ruby></text:p>
          </table:table-cell>
          <table:table-cell office:value-type="string" table:style-name="ce2">
            <text:p><text:ruby text:style-name="ru1"><text:ruby-base>運用</text:ruby-base><text:ruby-text text:style-name="T5">ウンヨウ</text:ruby-text></text:ruby><text:ruby text:style-name="ru1"><text:ruby-base>終了</text:ruby-base><text:ruby-text text:style-name="T5">シュウリョウ</text:ruby-text></text:ruby><text:ruby text:style-name="ru1"><text:ruby-base>月</text:ruby-base><text:ruby-text text:style-name="T5">ツキ</text:ruby-text></text:ruby>が<text:ruby text:style-name="ru1"><text:ruby-base>運用</text:ruby-base><text:ruby-text text:style-name="T5">ウンヨウ</text:ruby-text></text:ruby><text:ruby text:style-name="ru1"><text:ruby-base>開始</text:ruby-base><text:ruby-text text:style-name="T5">カイシ</text:ruby-text></text:ruby><text:ruby text:style-name="ru1"><text:ruby-base>月</text:ruby-base><text:ruby-text text:style-name="T5">ツキ</text:ruby-text></text:ruby>より<text:ruby text:style-name="ru1"><text:ruby-base>過去</text:ruby-base><text:ruby-text text:style-name="T5">カコ</text:ruby-text></text:ruby>になっている</text:p>
          </table:table-cell>
          <table:table-cell office:value-type="string" table:style-name="ce2">
            <text:p><text:ruby text:style-name="ru1"><text:ruby-base>運用</text:ruby-base><text:ruby-text text:style-name="T5">ウンヨウ</text:ruby-text></text:ruby><text:ruby text:style-name="ru1"><text:ruby-base>終了</text:ruby-base><text:ruby-text text:style-name="T5">シュウリョウ</text:ruby-text></text:ruby><text:ruby text:style-name="ru1"><text:ruby-base>月</text:ruby-base><text:ruby-text text:style-name="T5">ツキ</text:ruby-text></text:ruby>を<text:ruby text:style-name="ru1"><text:ruby-base>正</text:ruby-base><text:ruby-text text:style-name="T5">タダ</text:ruby-text></text:ruby>しく<text:ruby text:style-name="ru1"><text:ruby-base>入力</text:ruby-base><text:ruby-text text:style-name="T5">ニュウリョク</text:ruby-text></text:ruby>してください</text:p>
          </table:table-cell>
          <table:table-cell table:style-name="ce2"/>
          <table:table-cell table:number-columns-repeated="16376"/>
        </table:table-row>
        <table:table-row table:style-name="ro3">
          <table:table-cell office:value-type="float" office:value="6600000014" table:style-name="ce15">
            <text:p>6600000014<text:s/></text:p>
          </table:table-cell>
          <table:table-cell office:value-type="string" table:style-name="ce2">
            <text:p>ファイルに<text:ruby text:style-name="ru1"><text:ruby-base>異常</text:ruby-base><text:ruby-text text:style-name="T5">イジョウ</text:ruby-text></text:ruby>があります</text:p>
          </table:table-cell>
          <table:table-cell office:value-type="string" table:style-name="ce6">
            <text:p>ER</text:p>
          </table:table-cell>
          <table:table-cell office:value-type="string" table:style-name="ce2">
            <text:p>（<text:ruby text:style-name="ru1"><text:ruby-base>全</text:ruby-base><text:ruby-text text:style-name="T5">スベ</text:ruby-text></text:ruby>てのファイル<text:ruby text:style-name="ru1"><text:ruby-base>取込</text:ruby-base><text:ruby-text text:style-name="T5">トリコミ</text:ruby-text></text:ruby><text:ruby text:style-name="ru1"><text:ruby-base>画面</text:ruby-base><text:ruby-text text:style-name="T5">ガメン</text:ruby-text></text:ruby>）</text:p>
          </table:table-cell>
          <table:table-cell office:value-type="string" table:style-name="ce2">
            <text:p>メッセージ<text:ruby text:style-name="ru1"><text:ruby-base>領域</text:ruby-base><text:ruby-text text:style-name="T5">リョウイキ</text:ruby-text></text:ruby></text:p>
          </table:table-cell>
          <table:table-cell office:value-type="string" table:style-name="ce2">
            <text:p>ファイル<text:ruby text:style-name="ru1"><text:ruby-base>取込</text:ruby-base><text:ruby-text text:style-name="T5">トリコミ</text:ruby-text></text:ruby><text:ruby text:style-name="ru1"><text:ruby-base>時</text:ruby-base><text:ruby-text text:style-name="T5">トキ</text:ruby-text></text:ruby>に、ファイルに<text:ruby text:style-name="ru1"><text:ruby-base>異常</text:ruby-base><text:ruby-text text:style-name="T5">イジョウ</text:ruby-text></text:ruby>(ER)があった</text:p>
          </table:table-cell>
          <table:table-cell office:value-type="string" table:style-name="ce2">
            <text:p><text:ruby text:style-name="ru1"><text:ruby-base>検査</text:ruby-base><text:ruby-text text:style-name="T5">ケンサ</text:ruby-text></text:ruby><text:ruby text:style-name="ru1"><text:ruby-base>結果</text:ruby-base><text:ruby-text text:style-name="T5">ケッカ</text:ruby-text></text:ruby>を<text:ruby text:style-name="ru1"><text:ruby-base>参考</text:ruby-base><text:ruby-text text:style-name="T5">サンコウ</text:ruby-text></text:ruby>にして、ファイルを<text:ruby text:style-name="ru1"><text:ruby-base>修正</text:ruby-base><text:ruby-text text:style-name="T5">シュウセイ</text:ruby-text></text:ruby>してください。</text:p>
          </table:table-cell>
          <table:table-cell table:style-name="ce2"/>
          <table:table-cell table:number-columns-repeated="16376"/>
        </table:table-row>
        <table:table-row table:style-name="ro3">
          <table:table-cell office:value-type="float" office:value="6600000015" table:style-name="ce15">
            <text:p>6600000015<text:s/></text:p>
          </table:table-cell>
          <table:table-cell office:value-type="string" table:style-name="ce2">
            <text:p>ファイルに<text:ruby text:style-name="ru1"><text:ruby-base>警告</text:ruby-base><text:ruby-text text:style-name="T5">ケイコク</text:ruby-text></text:ruby>があります</text:p>
          </table:table-cell>
          <table:table-cell office:value-type="string" table:style-name="ce6">
            <text:p>WN</text:p>
          </table:table-cell>
          <table:table-cell office:value-type="string" table:style-name="ce2">
            <text:p>（<text:ruby text:style-name="ru1"><text:ruby-base>全</text:ruby-base><text:ruby-text text:style-name="T5">スベ</text:ruby-text></text:ruby>てのファイル<text:ruby text:style-name="ru1"><text:ruby-base>取込</text:ruby-base><text:ruby-text text:style-name="T5">トリコミ</text:ruby-text></text:ruby><text:ruby text:style-name="ru1"><text:ruby-base>画面</text:ruby-base><text:ruby-text text:style-name="T5">ガメン</text:ruby-text></text:ruby>）</text:p>
          </table:table-cell>
          <table:table-cell office:value-type="string" table:style-name="ce2">
            <text:p>メッセージ<text:ruby text:style-name="ru1"><text:ruby-base>領域</text:ruby-base><text:ruby-text text:style-name="T5">リョウイキ</text:ruby-text></text:ruby></text:p>
          </table:table-cell>
          <table:table-cell office:value-type="string" table:style-name="ce2">
            <text:p>ファイル<text:ruby text:style-name="ru1"><text:ruby-base>取込</text:ruby-base><text:ruby-text text:style-name="T5">トリコミ</text:ruby-text></text:ruby><text:ruby text:style-name="ru1"><text:ruby-base>時</text:ruby-base><text:ruby-text text:style-name="T5">トキ</text:ruby-text></text:ruby>に、ファイルに<text:ruby text:style-name="ru1"><text:ruby-base>異常</text:ruby-base><text:ruby-text text:style-name="T5">イジョウ</text:ruby-text></text:ruby>(ER)が<text:ruby text:style-name="ru1"><text:ruby-base>無</text:ruby-base><text:ruby-text text:style-name="T5">ナ</text:ruby-text></text:ruby>いが、<text:ruby text:style-name="ru1"><text:ruby-base>警告</text:ruby-base><text:ruby-text text:style-name="T5">ケイコク</text:ruby-text></text:ruby>（WN)があった</text:p>
          </table:table-cell>
          <table:table-cell office:value-type="string" table:style-name="ce2">
            <text:p><text:ruby text:style-name="ru1"><text:ruby-base>検査</text:ruby-base><text:ruby-text text:style-name="T5">ケンサ</text:ruby-text></text:ruby><text:ruby text:style-name="ru1"><text:ruby-base>結果</text:ruby-base><text:ruby-text text:style-name="T5">ケッカ</text:ruby-text></text:ruby>を<text:ruby text:style-name="ru1"><text:ruby-base>参考</text:ruby-base><text:ruby-text text:style-name="T5">サンコウ</text:ruby-text></text:ruby>にして、<text:ruby text:style-name="ru1"><text:ruby-base>必要</text:ruby-base><text:ruby-text text:style-name="T5">ヒツヨウ</text:ruby-text></text:ruby>に<text:ruby text:style-name="ru1"><text:ruby-base>応</text:ruby-base><text:ruby-text text:style-name="T5">オウ</text:ruby-text></text:ruby>じてファイルを<text:ruby text:style-name="ru1"><text:ruby-base>修正</text:ruby-base><text:ruby-text text:style-name="T5">シュウセイ</text:ruby-text></text:ruby>してください。</text:p>
          </table:table-cell>
          <table:table-cell table:style-name="ce2"/>
          <table:table-cell table:number-columns-repeated="16376"/>
        </table:table-row>
        <table:table-row table:style-name="ro3">
          <table:table-cell office:value-type="float" office:value="6600000016" table:style-name="ce15">
            <text:p>6600000016<text:s/></text:p>
          </table:table-cell>
          <table:table-cell office:value-type="string" table:style-name="ce2">
            <text:p><text:ruby text:style-name="ru1"><text:ruby-base>設定</text:ruby-base><text:ruby-text text:style-name="T5">セッテイ</text:ruby-text></text:ruby><text:ruby text:style-name="ru1"><text:ruby-base>値</text:ruby-base><text:ruby-text text:style-name="T5">アタイ</text:ruby-text></text:ruby><text:ruby text:style-name="ru1"><text:ruby-base>無</text:ruby-base><text:ruby-text text:style-name="T5">ナシ</text:ruby-text></text:ruby>し</text:p>
          </table:table-cell>
          <table:table-cell office:value-type="string" table:style-name="ce6">
            <text:p>ER</text:p>
          </table:table-cell>
          <table:table-cell office:value-type="string" table:style-name="ce2">
            <text:p>（<text:ruby text:style-name="ru1"><text:ruby-base>全</text:ruby-base><text:ruby-text text:style-name="T5">スベ</text:ruby-text></text:ruby>てのファイル<text:ruby text:style-name="ru1"><text:ruby-base>取込</text:ruby-base><text:ruby-text text:style-name="T5">トリコミ</text:ruby-text></text:ruby><text:ruby text:style-name="ru1"><text:ruby-base>画面</text:ruby-base><text:ruby-text text:style-name="T5">ガメン</text:ruby-text></text:ruby>）</text:p>
          </table:table-cell>
          <table:table-cell office:value-type="string" table:style-name="ce2">
            <text:p><text:ruby text:style-name="ru1"><text:ruby-base>一覧</text:ruby-base><text:ruby-text text:style-name="T5">イチラン</text:ruby-text></text:ruby>の<text:ruby text:style-name="ru1"><text:ruby-base>検査</text:ruby-base><text:ruby-text text:style-name="T5">ケンサ</text:ruby-text></text:ruby><text:ruby text:style-name="ru1"><text:ruby-base>結果</text:ruby-base><text:ruby-text text:style-name="T5">ケッカ</text:ruby-text></text:ruby></text:p>
          </table:table-cell>
          <table:table-cell office:value-type="string" table:style-name="ce2">
            <text:p><text:ruby text:style-name="ru1"><text:ruby-base>必須</text:ruby-base><text:ruby-text text:style-name="T5">ヒッス</text:ruby-text></text:ruby><text:ruby text:style-name="ru1"><text:ruby-base>項目</text:ruby-base><text:ruby-text text:style-name="T5">コウモク</text:ruby-text></text:ruby>に<text:ruby text:style-name="ru1"><text:ruby-base>設定</text:ruby-base><text:ruby-text text:style-name="T5">セッテイ</text:ruby-text></text:ruby><text:ruby text:style-name="ru1"><text:ruby-base>値</text:ruby-base><text:ruby-text text:style-name="T5">アタイ</text:ruby-text></text:ruby>が<text:ruby text:style-name="ru1"><text:ruby-base>無</text:ruby-base><text:ruby-text text:style-name="T5">ナ</text:ruby-text></text:ruby>い</text:p>
          </table:table-cell>
          <table:table-cell office:value-type="string" table:style-name="ce2">
            <text:p><text:ruby text:style-name="ru1"><text:ruby-base>必須</text:ruby-base><text:ruby-text text:style-name="T5">ヒッス</text:ruby-text></text:ruby><text:ruby text:style-name="ru1"><text:ruby-base>項目</text:ruby-base><text:ruby-text text:style-name="T5">コウモク</text:ruby-text></text:ruby>が<text:ruby text:style-name="ru1"><text:ruby-base>設定</text:ruby-base><text:ruby-text text:style-name="T5">セッテイ</text:ruby-text></text:ruby>されていません。ファイル<text:ruby text:style-name="ru1"><text:ruby-base>定義書</text:ruby-base><text:ruby-text text:style-name="T5">テイギショ</text:ruby-text></text:ruby>に<text:ruby text:style-name="ru1"><text:ruby-base>従</text:ruby-base><text:ruby-text text:style-name="T5">シタガ</text:ruby-text></text:ruby>い<text:ruby text:style-name="ru1"><text:ruby-base>修正</text:ruby-base><text:ruby-text text:style-name="T5">シュウセイ</text:ruby-text></text:ruby>してください。</text:p>
          </table:table-cell>
          <table:table-cell table:style-name="ce2"/>
          <table:table-cell table:number-columns-repeated="16376"/>
        </table:table-row>
        <table:table-row table:style-name="ro4">
          <table:table-cell office:value-type="float" office:value="6600000017" table:style-name="ce15">
            <text:p>6600000017<text:s/></text:p>
          </table:table-cell>
          <table:table-cell office:value-type="string" table:style-name="ce2">
            <text:p><text:ruby text:style-name="ru1"><text:ruby-base>文字</text:ruby-base><text:ruby-text text:style-name="T5">モジ</text:ruby-text></text:ruby><text:ruby text:style-name="ru1"><text:ruby-base>長</text:ruby-base><text:ruby-text text:style-name="T5">ナガ</text:ruby-text></text:ruby><text:ruby text:style-name="ru1"><text:ruby-base>超過</text:ruby-base><text:ruby-text text:style-name="T5">チョウカ</text:ruby-text></text:ruby></text:p>
          </table:table-cell>
          <table:table-cell office:value-type="string" table:style-name="ce6">
            <text:p>WN</text:p>
          </table:table-cell>
          <table:table-cell office:value-type="string" table:style-name="ce2">
            <text:p>（<text:ruby text:style-name="ru1"><text:ruby-base>全</text:ruby-base><text:ruby-text text:style-name="T5">スベ</text:ruby-text></text:ruby>てのファイル<text:ruby text:style-name="ru1"><text:ruby-base>取込</text:ruby-base><text:ruby-text text:style-name="T5">トリコミ</text:ruby-text></text:ruby><text:ruby text:style-name="ru1"><text:ruby-base>画面</text:ruby-base><text:ruby-text text:style-name="T5">ガメン</text:ruby-text></text:ruby>）</text:p>
          </table:table-cell>
          <table:table-cell office:value-type="string" table:style-name="ce2">
            <text:p><text:ruby text:style-name="ru1"><text:ruby-base>一覧</text:ruby-base><text:ruby-text text:style-name="T5">イチラン</text:ruby-text></text:ruby>の<text:ruby text:style-name="ru1"><text:ruby-base>検査</text:ruby-base><text:ruby-text text:style-name="T5">ケンサ</text:ruby-text></text:ruby><text:ruby text:style-name="ru1"><text:ruby-base>結果</text:ruby-base><text:ruby-text text:style-name="T5">ケッカ</text:ruby-text></text:ruby></text:p>
          </table:table-cell>
          <table:table-cell office:value-type="string" table:style-name="ce2">
            <text:p><text:ruby text:style-name="ru1"><text:ruby-base>項目</text:ruby-base><text:ruby-text text:style-name="T5">コウモク</text:ruby-text></text:ruby>の<text:ruby text:style-name="ru1"><text:ruby-base>文字</text:ruby-base><text:ruby-text text:style-name="T5">モジ</text:ruby-text></text:ruby><text:ruby text:style-name="ru1"><text:ruby-base>長</text:ruby-base><text:ruby-text text:style-name="T5">ナガ</text:ruby-text></text:ruby>が<text:ruby text:style-name="ru1"><text:ruby-base>規定</text:ruby-base><text:ruby-text text:style-name="T5">キテイ</text:ruby-text></text:ruby>の<text:ruby text:style-name="ru1"><text:ruby-base>値</text:ruby-base><text:ruby-text text:style-name="T5">アタイ</text:ruby-text></text:ruby>より<text:ruby text:style-name="ru1"><text:ruby-base>長</text:ruby-base><text:ruby-text text:style-name="T5">ナガ</text:ruby-text></text:ruby>い</text:p>
          </table:table-cell>
          <table:table-cell office:value-type="string" table:style-name="ce2">
            <text:p><text:ruby text:style-name="ru1"><text:ruby-base>設定</text:ruby-base><text:ruby-text text:style-name="T5">セッテイ</text:ruby-text></text:ruby>した<text:ruby text:style-name="ru1"><text:ruby-base>項目</text:ruby-base><text:ruby-text text:style-name="T5">コウモク</text:ruby-text></text:ruby>の<text:ruby text:style-name="ru1"><text:ruby-base>文字</text:ruby-base><text:ruby-text text:style-name="T5">モジ</text:ruby-text></text:ruby><text:ruby text:style-name="ru1"><text:ruby-base>長</text:ruby-base><text:ruby-text text:style-name="T5">ナガ</text:ruby-text></text:ruby>が<text:ruby text:style-name="ru1"><text:ruby-base>長</text:ruby-base><text:ruby-text text:style-name="T5">ナガ</text:ruby-text></text:ruby>すぎます。ファイル<text:ruby text:style-name="ru1"><text:ruby-base>定義書</text:ruby-base><text:ruby-text text:style-name="T5">テイギショ</text:ruby-text></text:ruby>に<text:ruby text:style-name="ru1"><text:ruby-base>従</text:ruby-base><text:ruby-text text:style-name="T5">シタガ</text:ruby-text></text:ruby>い<text:ruby text:style-name="ru1"><text:ruby-base>修正</text:ruby-base><text:ruby-text text:style-name="T5">シュウセイ</text:ruby-text></text:ruby>してください。</text:p>
          </table:table-cell>
          <table:table-cell office:value-type="string" table:style-name="ce2">
            <text:p>本警告を無視した場合、後続文字は自動的に削除する</text:p>
          </table:table-cell>
          <table:table-cell table:number-columns-repeated="16376"/>
        </table:table-row>
        <table:table-row table:style-name="ro3">
          <table:table-cell office:value-type="float" office:value="6600000018" table:style-name="ce15">
            <text:p>6600000018<text:s/></text:p>
          </table:table-cell>
          <table:table-cell office:value-type="string" table:style-name="ce2">
            <text:p><text:ruby text:style-name="ru1"><text:ruby-base>形式</text:ruby-base><text:ruby-text text:style-name="T5">ケイシキ</text:ruby-text></text:ruby><text:ruby text:style-name="ru1"><text:ruby-base>異常</text:ruby-base><text:ruby-text text:style-name="T5">イジョウ</text:ruby-text></text:ruby></text:p>
          </table:table-cell>
          <table:table-cell office:value-type="string" table:style-name="ce6">
            <text:p>ER</text:p>
          </table:table-cell>
          <table:table-cell office:value-type="string" table:style-name="ce2">
            <text:p>（<text:ruby text:style-name="ru1"><text:ruby-base>全</text:ruby-base><text:ruby-text text:style-name="T5">スベ</text:ruby-text></text:ruby>てのファイル<text:ruby text:style-name="ru1"><text:ruby-base>取込</text:ruby-base><text:ruby-text text:style-name="T5">トリコミ</text:ruby-text></text:ruby><text:ruby text:style-name="ru1"><text:ruby-base>画面</text:ruby-base><text:ruby-text text:style-name="T5">ガメン</text:ruby-text></text:ruby>）</text:p>
          </table:table-cell>
          <table:table-cell office:value-type="string" table:style-name="ce2">
            <text:p><text:ruby text:style-name="ru1"><text:ruby-base>一覧</text:ruby-base><text:ruby-text text:style-name="T5">イチラン</text:ruby-text></text:ruby>の<text:ruby text:style-name="ru1"><text:ruby-base>検査</text:ruby-base><text:ruby-text text:style-name="T5">ケンサ</text:ruby-text></text:ruby><text:ruby text:style-name="ru1"><text:ruby-base>結果</text:ruby-base><text:ruby-text text:style-name="T5">ケッカ</text:ruby-text></text:ruby></text:p>
          </table:table-cell>
          <table:table-cell office:value-type="string" table:style-name="ce2">
            <text:p><text:ruby text:style-name="ru1"><text:ruby-base>項目</text:ruby-base><text:ruby-text text:style-name="T5">コウモク</text:ruby-text></text:ruby>の<text:ruby text:style-name="ru1"><text:ruby-base>文字</text:ruby-base><text:ruby-text text:style-name="T5">モジ</text:ruby-text></text:ruby><text:ruby text:style-name="ru1"><text:ruby-base>型</text:ruby-base><text:ruby-text text:style-name="T5">カタ</text:ruby-text></text:ruby>が<text:ruby text:style-name="ru1"><text:ruby-base>規定</text:ruby-base><text:ruby-text text:style-name="T5">キテイ</text:ruby-text></text:ruby>のものでない（<text:ruby text:style-name="ru1"><text:ruby-base>数値</text:ruby-base><text:ruby-text text:style-name="T5">スウチ</text:ruby-text></text:ruby><text:ruby text:style-name="ru1"><text:ruby-base>項目</text:ruby-base><text:ruby-text text:style-name="T5">コウモク</text:ruby-text></text:ruby>に<text:ruby text:style-name="ru1"><text:ruby-base>文字</text:ruby-base><text:ruby-text text:style-name="T5">モジ</text:ruby-text></text:ruby><text:ruby text:style-name="ru1"><text:ruby-base>等</text:ruby-base><text:ruby-text text:style-name="T5">ナド</text:ruby-text></text:ruby>）</text:p>
          </table:table-cell>
          <table:table-cell office:value-type="string" table:style-name="ce2">
            <text:p><text:ruby text:style-name="ru1"><text:ruby-base>設定</text:ruby-base><text:ruby-text text:style-name="T5">セッテイ</text:ruby-text></text:ruby>した<text:ruby text:style-name="ru1"><text:ruby-base>項目</text:ruby-base><text:ruby-text text:style-name="T5">コウモク</text:ruby-text></text:ruby>の<text:ruby text:style-name="ru1"><text:ruby-base>型</text:ruby-base><text:ruby-text text:style-name="T5">カタ</text:ruby-text></text:ruby>が<text:ruby text:style-name="ru1"><text:ruby-base>違</text:ruby-base><text:ruby-text text:style-name="T5">チガ</text:ruby-text></text:ruby>います。ファイル<text:ruby text:style-name="ru1"><text:ruby-base>定義書</text:ruby-base><text:ruby-text text:style-name="T5">テイギショ</text:ruby-text></text:ruby>に<text:ruby text:style-name="ru1"><text:ruby-base>従</text:ruby-base><text:ruby-text text:style-name="T5">シタガ</text:ruby-text></text:ruby>い<text:ruby text:style-name="ru1"><text:ruby-base>修正</text:ruby-base><text:ruby-text text:style-name="T5">シュウセイ</text:ruby-text></text:ruby>してください。</text:p>
          </table:table-cell>
          <table:table-cell table:style-name="ce2"/>
          <table:table-cell table:number-columns-repeated="16376"/>
        </table:table-row>
        <table:table-row table:style-name="ro3">
          <table:table-cell office:value-type="float" office:value="6600000019" table:style-name="ce15">
            <text:p>6600000019<text:s/></text:p>
          </table:table-cell>
          <table:table-cell office:value-type="string" table:style-name="ce2">
            <text:p><text:ruby text:style-name="ru1"><text:ruby-base>設定</text:ruby-base><text:ruby-text text:style-name="T5">セッテイ</text:ruby-text></text:ruby><text:ruby text:style-name="ru1"><text:ruby-base>値</text:ruby-base><text:ruby-text text:style-name="T5">アタイ</text:ruby-text></text:ruby><text:ruby text:style-name="ru1"><text:ruby-base>異常</text:ruby-base><text:ruby-text text:style-name="T5">イジョウ</text:ruby-text></text:ruby></text:p>
          </table:table-cell>
          <table:table-cell office:value-type="string" table:style-name="ce6">
            <text:p>ER</text:p>
          </table:table-cell>
          <table:table-cell office:value-type="string" table:style-name="ce2">
            <text:p>（<text:ruby text:style-name="ru1"><text:ruby-base>全</text:ruby-base><text:ruby-text text:style-name="T5">スベ</text:ruby-text></text:ruby>てのファイル<text:ruby text:style-name="ru1"><text:ruby-base>取込</text:ruby-base><text:ruby-text text:style-name="T5">トリコミ</text:ruby-text></text:ruby><text:ruby text:style-name="ru1"><text:ruby-base>画面</text:ruby-base><text:ruby-text text:style-name="T5">ガメン</text:ruby-text></text:ruby>）</text:p>
          </table:table-cell>
          <table:table-cell office:value-type="string" table:style-name="ce2">
            <text:p><text:ruby text:style-name="ru1"><text:ruby-base>一覧</text:ruby-base><text:ruby-text text:style-name="T5">イチラン</text:ruby-text></text:ruby>の<text:ruby text:style-name="ru1"><text:ruby-base>検査</text:ruby-base><text:ruby-text text:style-name="T5">ケンサ</text:ruby-text></text:ruby><text:ruby text:style-name="ru1"><text:ruby-base>結果</text:ruby-base><text:ruby-text text:style-name="T5">ケッカ</text:ruby-text></text:ruby></text:p>
          </table:table-cell>
          <table:table-cell office:value-type="string" table:style-name="ce2">
            <text:p><text:ruby text:style-name="ru1"><text:ruby-base>項目</text:ruby-base><text:ruby-text text:style-name="T5">コウモク</text:ruby-text></text:ruby>の<text:ruby text:style-name="ru1"><text:ruby-base>値</text:ruby-base><text:ruby-text text:style-name="T5">アタイ</text:ruby-text></text:ruby>が<text:ruby text:style-name="ru1"><text:ruby-base>規定</text:ruby-base><text:ruby-text text:style-name="T5">キテイ</text:ruby-text></text:ruby>されたものでない（0と1のみられる<text:ruby text:style-name="ru1"><text:ruby-base>項目</text:ruby-base><text:ruby-text text:style-name="T5">コウモク</text:ruby-text></text:ruby>に2が<text:ruby text:style-name="ru1"><text:ruby-base>設定</text:ruby-base><text:ruby-text text:style-name="T5">セッテイ</text:ruby-text></text:ruby>など）</text:p>
          </table:table-cell>
          <table:table-cell office:value-type="string" table:style-name="ce2">
            <text:p><text:ruby text:style-name="ru1"><text:ruby-base>設定</text:ruby-base><text:ruby-text text:style-name="T5">セッテイ</text:ruby-text></text:ruby>した<text:ruby text:style-name="ru1"><text:ruby-base>項目</text:ruby-base><text:ruby-text text:style-name="T5">コウモク</text:ruby-text></text:ruby>の<text:ruby text:style-name="ru1"><text:ruby-base>内容</text:ruby-base><text:ruby-text text:style-name="T5">ナイヨウ</text:ruby-text></text:ruby>が<text:ruby text:style-name="ru1"><text:ruby-base>違</text:ruby-base><text:ruby-text text:style-name="T5">チガ</text:ruby-text></text:ruby>います。ファイル<text:ruby text:style-name="ru1"><text:ruby-base>定義</text:ruby-base><text:ruby-text text:style-name="T5">テイギ</text:ruby-text></text:ruby>書に<text:ruby text:style-name="ru1"><text:ruby-base>従</text:ruby-base><text:ruby-text text:style-name="T5">シタガ</text:ruby-text></text:ruby>い<text:ruby text:style-name="ru1"><text:ruby-base>修正</text:ruby-base><text:ruby-text text:style-name="T5">シュウセイ</text:ruby-text></text:ruby>してください。</text:p>
          </table:table-cell>
          <table:table-cell table:style-name="ce2"/>
          <table:table-cell table:number-columns-repeated="16376"/>
        </table:table-row>
        <table:table-row table:style-name="ro3">
          <table:table-cell office:value-type="float" office:value="6600000020" table:style-name="ce15">
            <text:p>6600000020<text:s/></text:p>
          </table:table-cell>
          <table:table-cell office:value-type="string" table:style-name="ce2">
            <text:p><text:ruby text:style-name="ru1"><text:ruby-base>部署</text:ruby-base><text:ruby-text text:style-name="T5">ブショ</text:ruby-text></text:ruby><text:ruby text:style-name="ru1"><text:ruby-base>数</text:ruby-base><text:ruby-text text:style-name="T5">スウ</text:ruby-text></text:ruby><text:ruby text:style-name="ru1"><text:ruby-base>超過</text:ruby-base><text:ruby-text text:style-name="T5">チョウカ</text:ruby-text></text:ruby></text:p>
          </table:table-cell>
          <table:table-cell office:value-type="string" table:style-name="ce6">
            <text:p>ER</text:p>
          </table:table-cell>
          <table:table-cell office:value-type="string" table:style-name="ce2">
            <text:p>顧客別管理ファイル<text:ruby text:style-name="ru1"><text:ruby-base>取込</text:ruby-base><text:ruby-text text:style-name="T5">トリコミ</text:ruby-text></text:ruby></text:p>
          </table:table-cell>
          <table:table-cell office:value-type="string" table:style-name="ce2">
            <text:p><text:ruby text:style-name="ru1"><text:ruby-base>一覧</text:ruby-base><text:ruby-text text:style-name="T5">イチラン</text:ruby-text></text:ruby>の<text:ruby text:style-name="ru1"><text:ruby-base>検査</text:ruby-base><text:ruby-text text:style-name="T5">ケンサ</text:ruby-text></text:ruby><text:ruby text:style-name="ru1"><text:ruby-base>結果</text:ruby-base><text:ruby-text text:style-name="T5">ケッカ</text:ruby-text></text:ruby></text:p>
          </table:table-cell>
          <table:table-cell office:value-type="string" table:style-name="ce2">
            <text:p><text:ruby text:style-name="ru1"><text:ruby-base>部署</text:ruby-base><text:ruby-text text:style-name="T5">ブショ</text:ruby-text></text:ruby><text:ruby text:style-name="ru1"><text:ruby-base>一覧</text:ruby-base><text:ruby-text text:style-name="T5">イチラン</text:ruby-text></text:ruby>ファイル<text:ruby text:style-name="ru1"><text:ruby-base>取込</text:ruby-base><text:ruby-text text:style-name="T5">トリコミ</text:ruby-text></text:ruby><text:ruby text:style-name="ru1"><text:ruby-base>時</text:ruby-base><text:ruby-text text:style-name="T5">トキ</text:ruby-text></text:ruby>に、<text:ruby text:style-name="ru1"><text:ruby-base>最大</text:ruby-base><text:ruby-text text:style-name="T5">サイダイ</text:ruby-text></text:ruby><text:ruby text:style-name="ru1"><text:ruby-base>数</text:ruby-base><text:ruby-text text:style-name="T5">スウ</text:ruby-text></text:ruby>を<text:ruby text:style-name="ru1"><text:ruby-base>超</text:ruby-base><text:ruby-text text:style-name="T5">コ</text:ruby-text></text:ruby>えた</text:p>
          </table:table-cell>
          <table:table-cell office:value-type="string" table:style-name="ce2">
            <text:p><text:ruby text:style-name="ru1"><text:ruby-base>部署</text:ruby-base><text:ruby-text text:style-name="T5">ブショ</text:ruby-text></text:ruby>の<text:ruby text:style-name="ru1"><text:ruby-base>数</text:ruby-base><text:ruby-text text:style-name="T5">カズ</text:ruby-text></text:ruby>は<text:ruby text:style-name="ru1"><text:ruby-base>最大</text:ruby-base><text:ruby-text text:style-name="T5">サイダイ</text:ruby-text></text:ruby><text:ruby text:style-name="ru1"><text:ruby-base>値</text:ruby-base><text:ruby-text text:style-name="T5">アタイ</text:ruby-text></text:ruby>の<text:ruby text:style-name="ru1"><text:ruby-base>範囲内</text:ruby-base><text:ruby-text text:style-name="T5">ハンイナイ</text:ruby-text></text:ruby>にしてください。</text:p>
          </table:table-cell>
          <table:table-cell table:style-name="ce2"/>
          <table:table-cell table:number-columns-repeated="16376"/>
        </table:table-row>
        <table:table-row table:style-name="ro3">
          <table:table-cell office:value-type="float" office:value="6600000021" table:style-name="ce15">
            <text:p>6600000021<text:s/></text:p>
          </table:table-cell>
          <table:table-cell office:value-type="string" table:style-name="ce2">
            <text:p>ユーザ<text:ruby text:style-name="ru1"><text:ruby-base>数</text:ruby-base><text:ruby-text text:style-name="T5">スウ</text:ruby-text></text:ruby><text:ruby text:style-name="ru1"><text:ruby-base>超過</text:ruby-base><text:ruby-text text:style-name="T5">チョウカ</text:ruby-text></text:ruby></text:p>
          </table:table-cell>
          <table:table-cell office:value-type="string" table:style-name="ce6">
            <text:p>ER</text:p>
          </table:table-cell>
          <table:table-cell office:value-type="string" table:style-name="ce2">
            <text:p>顧客別管理ファイル<text:ruby text:style-name="ru1"><text:ruby-base>取込</text:ruby-base><text:ruby-text text:style-name="T5">トリコミ</text:ruby-text></text:ruby></text:p>
          </table:table-cell>
          <table:table-cell office:value-type="string" table:style-name="ce2">
            <text:p><text:ruby text:style-name="ru1"><text:ruby-base>一覧</text:ruby-base><text:ruby-text text:style-name="T5">イチラン</text:ruby-text></text:ruby>の<text:ruby text:style-name="ru1"><text:ruby-base>検査</text:ruby-base><text:ruby-text text:style-name="T5">ケンサ</text:ruby-text></text:ruby><text:ruby text:style-name="ru1"><text:ruby-base>結果</text:ruby-base><text:ruby-text text:style-name="T5">ケッカ</text:ruby-text></text:ruby></text:p>
          </table:table-cell>
          <table:table-cell office:value-type="string" table:style-name="ce2">
            <text:p><text:ruby text:style-name="ru1"><text:ruby-base>人員</text:ruby-base><text:ruby-text text:style-name="T5">ジンイン</text:ruby-text></text:ruby><text:ruby text:style-name="ru1"><text:ruby-base>一覧</text:ruby-base><text:ruby-text text:style-name="T5">イチラン</text:ruby-text></text:ruby>ファイル<text:ruby text:style-name="ru1"><text:ruby-base>取込</text:ruby-base><text:ruby-text text:style-name="T5">トリコミ</text:ruby-text></text:ruby><text:ruby text:style-name="ru1"><text:ruby-base>時</text:ruby-base><text:ruby-text text:style-name="T5">トキ</text:ruby-text></text:ruby>に、<text:ruby text:style-name="ru1"><text:ruby-base>本</text:ruby-base><text:ruby-text text:style-name="T5">ホン</text:ruby-text></text:ruby>システムを<text:ruby text:style-name="ru1"><text:ruby-base>使用</text:ruby-base><text:ruby-text text:style-name="T5">シヨウ</text:ruby-text></text:ruby>できるユーザの<text:ruby text:style-name="ru1"><text:ruby-base>数</text:ruby-base><text:ruby-text text:style-name="T5">カズ</text:ruby-text></text:ruby>が、<text:ruby text:style-name="ru1"><text:ruby-base>最大</text:ruby-base><text:ruby-text text:style-name="T5">サイダイ</text:ruby-text></text:ruby><text:ruby text:style-name="ru1"><text:ruby-base>数</text:ruby-base><text:ruby-text text:style-name="T5">スウ</text:ruby-text></text:ruby>を<text:ruby text:style-name="ru1"><text:ruby-base>超</text:ruby-base><text:ruby-text text:style-name="T5">コ</text:ruby-text></text:ruby>えた</text:p>
          </table:table-cell>
          <table:table-cell office:value-type="string" table:style-name="ce2">
            <text:p><text:ruby text:style-name="ru1"><text:ruby-base>人員</text:ruby-base><text:ruby-text text:style-name="T5">ジンイン</text:ruby-text></text:ruby>の<text:ruby text:style-name="ru1"><text:ruby-base>数</text:ruby-base><text:ruby-text text:style-name="T5">カズ</text:ruby-text></text:ruby>は<text:ruby text:style-name="ru1"><text:ruby-base>最大</text:ruby-base><text:ruby-text text:style-name="T5">サイダイ</text:ruby-text></text:ruby><text:ruby text:style-name="ru1"><text:ruby-base>値</text:ruby-base><text:ruby-text text:style-name="T5">アタイ</text:ruby-text></text:ruby>の<text:ruby text:style-name="ru1"><text:ruby-base>範囲内</text:ruby-base><text:ruby-text text:style-name="T5">ハンイナイ</text:ruby-text></text:ruby>にしてください。</text:p>
          </table:table-cell>
          <table:table-cell table:style-name="ce2"/>
          <table:table-cell table:number-columns-repeated="16376"/>
        </table:table-row>
        <table:table-row table:style-name="ro3">
          <table:table-cell office:value-type="float" office:value="6600000022" table:style-name="ce15">
            <text:p>6600000022<text:s/></text:p>
          </table:table-cell>
          <table:table-cell office:value-type="string" table:style-name="ce2">
            <text:p><text:ruby text:style-name="ru1"><text:ruby-base>該当</text:ruby-base><text:ruby-text text:style-name="T5">ガイトウ</text:ruby-text></text:ruby><text:ruby text:style-name="ru1"><text:ruby-base>部署</text:ruby-base><text:ruby-text text:style-name="T5">ブショ</text:ruby-text></text:ruby><text:ruby text:style-name="ru1"><text:ruby-base>無</text:ruby-base><text:ruby-text text:style-name="T5">ナシ</text:ruby-text></text:ruby>し</text:p>
          </table:table-cell>
          <table:table-cell office:value-type="string" table:style-name="ce6">
            <text:p>ER</text:p>
          </table:table-cell>
          <table:table-cell office:value-type="string" table:style-name="ce2">
            <text:p>顧客別管理ファイル<text:ruby text:style-name="ru1"><text:ruby-base>取込</text:ruby-base><text:ruby-text text:style-name="T5">トリコミ</text:ruby-text></text:ruby></text:p>
          </table:table-cell>
          <table:table-cell office:value-type="string" table:style-name="ce2">
            <text:p><text:ruby text:style-name="ru1"><text:ruby-base>一覧</text:ruby-base><text:ruby-text text:style-name="T5">イチラン</text:ruby-text></text:ruby>の<text:ruby text:style-name="ru1"><text:ruby-base>検査</text:ruby-base><text:ruby-text text:style-name="T5">ケンサ</text:ruby-text></text:ruby><text:ruby text:style-name="ru1"><text:ruby-base>結果</text:ruby-base><text:ruby-text text:style-name="T5">ケッカ</text:ruby-text></text:ruby></text:p>
          </table:table-cell>
          <table:table-cell office:value-type="string" table:style-name="ce2">
            <text:p><text:ruby text:style-name="ru1"><text:ruby-base>人員</text:ruby-base><text:ruby-text text:style-name="T5">ジンイン</text:ruby-text></text:ruby><text:ruby text:style-name="ru1"><text:ruby-base>一覧</text:ruby-base><text:ruby-text text:style-name="T5">イチラン</text:ruby-text></text:ruby>ファイル<text:ruby text:style-name="ru1"><text:ruby-base>取込</text:ruby-base><text:ruby-text text:style-name="T5">トリコミ</text:ruby-text></text:ruby><text:ruby text:style-name="ru1"><text:ruby-base>時</text:ruby-base><text:ruby-text text:style-name="T5">トキ</text:ruby-text></text:ruby>に、<text:ruby text:style-name="ru1"><text:ruby-base>部署</text:ruby-base><text:ruby-text text:style-name="T5">ブショ</text:ruby-text></text:ruby><text:ruby text:style-name="ru1"><text:ruby-base>一覧</text:ruby-base><text:ruby-text text:style-name="T5">イチラン</text:ruby-text></text:ruby>に<text:ruby text:style-name="ru1"><text:ruby-base>該当</text:ruby-base><text:ruby-text text:style-name="T5">ガイトウ</text:ruby-text></text:ruby>しない<text:ruby text:style-name="ru1"><text:ruby-base>部署</text:ruby-base><text:ruby-text text:style-name="T5">ブショ</text:ruby-text></text:ruby>IDが<text:ruby text:style-name="ru1"><text:ruby-base>設定</text:ruby-base><text:ruby-text text:style-name="T5">セッテイ</text:ruby-text></text:ruby>された</text:p>
          </table:table-cell>
          <table:table-cell office:value-type="string" table:style-name="ce2">
            <text:p><text:ruby text:style-name="ru1"><text:ruby-base>部署</text:ruby-base><text:ruby-text text:style-name="T5">ブショ</text:ruby-text></text:ruby>IDが<text:ruby text:style-name="ru1"><text:ruby-base>部署</text:ruby-base><text:ruby-text text:style-name="T5">ブショ</text:ruby-text></text:ruby><text:ruby text:style-name="ru1"><text:ruby-base>一覧</text:ruby-base><text:ruby-text text:style-name="T5">イチラン</text:ruby-text></text:ruby>に<text:ruby text:style-name="ru1"><text:ruby-base>該当</text:ruby-base><text:ruby-text text:style-name="T5">ガイトウ</text:ruby-text></text:ruby>しません。<text:ruby text:style-name="ru1"><text:ruby-base>部署</text:ruby-base><text:ruby-text text:style-name="T5">ブショ</text:ruby-text></text:ruby><text:ruby text:style-name="ru1"><text:ruby-base>一覧</text:ruby-base><text:ruby-text text:style-name="T5">イチラン</text:ruby-text></text:ruby>に<text:ruby text:style-name="ru1"><text:ruby-base>該当</text:ruby-base><text:ruby-text text:style-name="T5">ガイトウ</text:ruby-text></text:ruby>する<text:ruby text:style-name="ru1"><text:ruby-base>部署</text:ruby-base><text:ruby-text text:style-name="T5">ブショ</text:ruby-text></text:ruby>IDを<text:ruby text:style-name="ru1"><text:ruby-base>設定</text:ruby-base><text:ruby-text text:style-name="T5">セッテイ</text:ruby-text></text:ruby>してください。</text:p>
          </table:table-cell>
          <table:table-cell table:style-name="ce2"/>
          <table:table-cell table:number-columns-repeated="16376"/>
        </table:table-row>
        <table:table-row table:style-name="ro3">
          <table:table-cell office:value-type="float" office:value="6600000023" table:style-name="ce15">
            <text:p>6600000023<text:s/></text:p>
          </table:table-cell>
          <table:table-cell office:value-type="string" table:style-name="ce2">
            <text:p><text:ruby text:style-name="ru1"><text:ruby-base>作業</text:ruby-base><text:ruby-text text:style-name="T5">サギョウ</text:ruby-text></text:ruby><text:ruby text:style-name="ru1"><text:ruby-base>数</text:ruby-base><text:ruby-text text:style-name="T5">スウ</text:ruby-text></text:ruby><text:ruby text:style-name="ru1"><text:ruby-base>超過</text:ruby-base><text:ruby-text text:style-name="T5">チョウカ</text:ruby-text></text:ruby></text:p>
          </table:table-cell>
          <table:table-cell office:value-type="string" table:style-name="ce6">
            <text:p>ER</text:p>
          </table:table-cell>
          <table:table-cell office:value-type="string" table:style-name="ce2">
            <text:p>顧客別管理ファイル<text:ruby text:style-name="ru1"><text:ruby-base>取込</text:ruby-base><text:ruby-text text:style-name="T5">トリコミ</text:ruby-text></text:ruby></text:p>
          </table:table-cell>
          <table:table-cell office:value-type="string" table:style-name="ce2">
            <text:p><text:ruby text:style-name="ru1"><text:ruby-base>一覧</text:ruby-base><text:ruby-text text:style-name="T5">イチラン</text:ruby-text></text:ruby>の<text:ruby text:style-name="ru1"><text:ruby-base>検査</text:ruby-base><text:ruby-text text:style-name="T5">ケンサ</text:ruby-text></text:ruby><text:ruby text:style-name="ru1"><text:ruby-base>結果</text:ruby-base><text:ruby-text text:style-name="T5">ケッカ</text:ruby-text></text:ruby></text:p>
          </table:table-cell>
          <table:table-cell office:value-type="string" table:style-name="ce2">
            <text:p><text:ruby text:style-name="ru1"><text:ruby-base>作業</text:ruby-base><text:ruby-text text:style-name="T5">サギョウ</text:ruby-text></text:ruby><text:ruby text:style-name="ru1"><text:ruby-base>定義</text:ruby-base><text:ruby-text text:style-name="T5">テイギ</text:ruby-text></text:ruby>ファイル<text:ruby text:style-name="ru1"><text:ruby-base>取込</text:ruby-base><text:ruby-text text:style-name="T5">トリコミ</text:ruby-text></text:ruby><text:ruby text:style-name="ru1"><text:ruby-base>時</text:ruby-base><text:ruby-text text:style-name="T5">トキ</text:ruby-text></text:ruby>に、<text:ruby text:style-name="ru1"><text:ruby-base>本</text:ruby-base><text:ruby-text text:style-name="T5">ホン</text:ruby-text></text:ruby>システムで<text:ruby text:style-name="ru1"><text:ruby-base>使用</text:ruby-base><text:ruby-text text:style-name="T5">シヨウ</text:ruby-text></text:ruby>できる<text:ruby text:style-name="ru1"><text:ruby-base>最大</text:ruby-base><text:ruby-text text:style-name="T5">サイダイ</text:ruby-text></text:ruby><text:ruby text:style-name="ru1"><text:ruby-base>数</text:ruby-base><text:ruby-text text:style-name="T5">スウ</text:ruby-text></text:ruby>を<text:ruby text:style-name="ru1"><text:ruby-base>超</text:ruby-base><text:ruby-text text:style-name="T5">コ</text:ruby-text></text:ruby>えた</text:p>
          </table:table-cell>
          <table:table-cell office:value-type="string" table:style-name="ce2">
            <text:p><text:ruby text:style-name="ru1"><text:ruby-base>作業</text:ruby-base><text:ruby-text text:style-name="T5">サギョウ</text:ruby-text></text:ruby>の<text:ruby text:style-name="ru1"><text:ruby-base>数</text:ruby-base><text:ruby-text text:style-name="T5">カズ</text:ruby-text></text:ruby>は<text:ruby text:style-name="ru1"><text:ruby-base>最大</text:ruby-base><text:ruby-text text:style-name="T5">サイダイ</text:ruby-text></text:ruby><text:ruby text:style-name="ru1"><text:ruby-base>値</text:ruby-base><text:ruby-text text:style-name="T5">アタイ</text:ruby-text></text:ruby>の<text:ruby text:style-name="ru1"><text:ruby-base>範囲内</text:ruby-base><text:ruby-text text:style-name="T5">ハンイナイ</text:ruby-text></text:ruby>にしてください。</text:p>
          </table:table-cell>
          <table:table-cell table:style-name="ce2"/>
          <table:table-cell table:number-columns-repeated="16376"/>
        </table:table-row>
        <table:table-row table:style-name="ro3">
          <table:table-cell office:value-type="float" office:value="6600000024" table:style-name="ce15">
            <text:p>6600000024<text:s/></text:p>
          </table:table-cell>
          <table:table-cell office:value-type="string" table:style-name="ce2">
            <text:p><text:ruby text:style-name="ru1"><text:ruby-base>商品</text:ruby-base><text:ruby-text text:style-name="T5">ショウヒン</text:ruby-text></text:ruby><text:ruby text:style-name="ru1"><text:ruby-base>数</text:ruby-base><text:ruby-text text:style-name="T5">スウ</text:ruby-text></text:ruby><text:ruby text:style-name="ru1"><text:ruby-base>超過</text:ruby-base><text:ruby-text text:style-name="T5">チョウカ</text:ruby-text></text:ruby></text:p>
          </table:table-cell>
          <table:table-cell office:value-type="string" table:style-name="ce6">
            <text:p>ER</text:p>
          </table:table-cell>
          <table:table-cell office:value-type="string" table:style-name="ce2">
            <text:p>顧客別管理ファイル<text:ruby text:style-name="ru1"><text:ruby-base>取込</text:ruby-base><text:ruby-text text:style-name="T5">トリコミ</text:ruby-text></text:ruby></text:p>
          </table:table-cell>
          <table:table-cell office:value-type="string" table:style-name="ce2">
            <text:p><text:ruby text:style-name="ru1"><text:ruby-base>一覧</text:ruby-base><text:ruby-text text:style-name="T5">イチラン</text:ruby-text></text:ruby>の<text:ruby text:style-name="ru1"><text:ruby-base>検査</text:ruby-base><text:ruby-text text:style-name="T5">ケンサ</text:ruby-text></text:ruby><text:ruby text:style-name="ru1"><text:ruby-base>結果</text:ruby-base><text:ruby-text text:style-name="T5">ケッカ</text:ruby-text></text:ruby></text:p>
          </table:table-cell>
          <table:table-cell office:value-type="string" table:style-name="ce2">
            <text:p><text:ruby text:style-name="ru1"><text:ruby-base>商品</text:ruby-base><text:ruby-text text:style-name="T5">ショウヒン</text:ruby-text></text:ruby>ファイル<text:ruby text:style-name="ru1"><text:ruby-base>取込</text:ruby-base><text:ruby-text text:style-name="T5">トリコミ</text:ruby-text></text:ruby><text:ruby text:style-name="ru1"><text:ruby-base>時</text:ruby-base><text:ruby-text text:style-name="T5">トキ</text:ruby-text></text:ruby>に、<text:ruby text:style-name="ru1"><text:ruby-base>本</text:ruby-base><text:ruby-text text:style-name="T5">ホン</text:ruby-text></text:ruby>システムで<text:ruby text:style-name="ru1"><text:ruby-base>使用</text:ruby-base><text:ruby-text text:style-name="T5">シヨウ</text:ruby-text></text:ruby>できる<text:ruby text:style-name="ru1"><text:ruby-base>最大</text:ruby-base><text:ruby-text text:style-name="T5">サイダイ</text:ruby-text></text:ruby><text:ruby text:style-name="ru1"><text:ruby-base>数</text:ruby-base><text:ruby-text text:style-name="T5">スウ</text:ruby-text></text:ruby>を<text:ruby text:style-name="ru1"><text:ruby-base>超</text:ruby-base><text:ruby-text text:style-name="T5">コ</text:ruby-text></text:ruby>えた</text:p>
          </table:table-cell>
          <table:table-cell office:value-type="string" table:style-name="ce2">
            <text:p><text:ruby text:style-name="ru1"><text:ruby-base>商品</text:ruby-base><text:ruby-text text:style-name="T5">ショウヒン</text:ruby-text></text:ruby>の<text:ruby text:style-name="ru1"><text:ruby-base>数</text:ruby-base><text:ruby-text text:style-name="T5">カズ</text:ruby-text></text:ruby>は<text:ruby text:style-name="ru1"><text:ruby-base>最大</text:ruby-base><text:ruby-text text:style-name="T5">サイダイ</text:ruby-text></text:ruby><text:ruby text:style-name="ru1"><text:ruby-base>値</text:ruby-base><text:ruby-text text:style-name="T5">アタイ</text:ruby-text></text:ruby>の<text:ruby text:style-name="ru1"><text:ruby-base>範囲内</text:ruby-base><text:ruby-text text:style-name="T5">ハンイナイ</text:ruby-text></text:ruby>にしてください。</text:p>
          </table:table-cell>
          <table:table-cell table:style-name="ce2"/>
          <table:table-cell table:number-columns-repeated="16376"/>
        </table:table-row>
        <table:table-row table:style-name="ro3">
          <table:table-cell office:value-type="float" office:value="6600000025" table:style-name="ce15">
            <text:p>6600000025<text:s/></text:p>
          </table:table-cell>
          <table:table-cell office:value-type="string" table:style-name="ce2">
            <text:p><text:ruby text:style-name="ru1"><text:ruby-base>作業</text:ruby-base><text:ruby-text text:style-name="T5">サギョウ</text:ruby-text></text:ruby><text:ruby text:style-name="ru1"><text:ruby-base>場所</text:ruby-base><text:ruby-text text:style-name="T5">バショ</text:ruby-text></text:ruby><text:ruby text:style-name="ru1"><text:ruby-base>数</text:ruby-base><text:ruby-text text:style-name="T5">スウ</text:ruby-text></text:ruby><text:ruby text:style-name="ru1"><text:ruby-base>超過</text:ruby-base><text:ruby-text text:style-name="T5">チョウカ</text:ruby-text></text:ruby></text:p>
          </table:table-cell>
          <table:table-cell office:value-type="string" table:style-name="ce6">
            <text:p>ER</text:p>
          </table:table-cell>
          <table:table-cell office:value-type="string" table:style-name="ce2">
            <text:p>顧客別管理ファイル<text:ruby text:style-name="ru1"><text:ruby-base>取込</text:ruby-base><text:ruby-text text:style-name="T5">トリコミ</text:ruby-text></text:ruby></text:p>
          </table:table-cell>
          <table:table-cell office:value-type="string" table:style-name="ce2">
            <text:p><text:ruby text:style-name="ru1"><text:ruby-base>一覧</text:ruby-base><text:ruby-text text:style-name="T5">イチラン</text:ruby-text></text:ruby>の<text:ruby text:style-name="ru1"><text:ruby-base>検査</text:ruby-base><text:ruby-text text:style-name="T5">ケンサ</text:ruby-text></text:ruby><text:ruby text:style-name="ru1"><text:ruby-base>結果</text:ruby-base><text:ruby-text text:style-name="T5">ケッカ</text:ruby-text></text:ruby></text:p>
          </table:table-cell>
          <table:table-cell office:value-type="string" table:style-name="ce2">
            <text:p><text:ruby text:style-name="ru1"><text:ruby-base>作業</text:ruby-base><text:ruby-text text:style-name="T5">サギョウ</text:ruby-text></text:ruby><text:ruby text:style-name="ru1"><text:ruby-base>場所</text:ruby-base><text:ruby-text text:style-name="T5">バショ</text:ruby-text></text:ruby>ファイル<text:ruby text:style-name="ru1"><text:ruby-base>取込</text:ruby-base><text:ruby-text text:style-name="T5">トリコミ</text:ruby-text></text:ruby><text:ruby text:style-name="ru1"><text:ruby-base>時</text:ruby-base><text:ruby-text text:style-name="T5">トキ</text:ruby-text></text:ruby>に、<text:ruby text:style-name="ru1"><text:ruby-base>本</text:ruby-base><text:ruby-text text:style-name="T5">ホン</text:ruby-text></text:ruby>システムで<text:ruby text:style-name="ru1"><text:ruby-base>使用</text:ruby-base><text:ruby-text text:style-name="T5">シヨウ</text:ruby-text></text:ruby>できる<text:ruby text:style-name="ru1"><text:ruby-base>最大</text:ruby-base><text:ruby-text text:style-name="T5">サイダイ</text:ruby-text></text:ruby><text:ruby text:style-name="ru1"><text:ruby-base>数</text:ruby-base><text:ruby-text text:style-name="T5">スウ</text:ruby-text></text:ruby>を<text:ruby text:style-name="ru1"><text:ruby-base>超</text:ruby-base><text:ruby-text text:style-name="T5">コ</text:ruby-text></text:ruby>えた</text:p>
          </table:table-cell>
          <table:table-cell office:value-type="string" table:style-name="ce2">
            <text:p><text:ruby text:style-name="ru1"><text:ruby-base>作業</text:ruby-base><text:ruby-text text:style-name="T5">サギョウ</text:ruby-text></text:ruby><text:ruby text:style-name="ru1"><text:ruby-base>場所</text:ruby-base><text:ruby-text text:style-name="T5">バショ</text:ruby-text></text:ruby>の<text:ruby text:style-name="ru1"><text:ruby-base>数</text:ruby-base><text:ruby-text text:style-name="T5">カズ</text:ruby-text></text:ruby>は<text:ruby text:style-name="ru1"><text:ruby-base>最大</text:ruby-base><text:ruby-text text:style-name="T5">サイダイ</text:ruby-text></text:ruby><text:ruby text:style-name="ru1"><text:ruby-base>値</text:ruby-base><text:ruby-text text:style-name="T5">アタイ</text:ruby-text></text:ruby>の<text:ruby text:style-name="ru1"><text:ruby-base>範囲内</text:ruby-base><text:ruby-text text:style-name="T5">ハンイナイ</text:ruby-text></text:ruby>にしてください。</text:p>
          </table:table-cell>
          <table:table-cell table:style-name="ce2"/>
          <table:table-cell table:number-columns-repeated="16376"/>
        </table:table-row>
        <table:table-row table:style-name="ro3">
          <table:table-cell office:value-type="float" office:value="6600000026" table:style-name="ce15">
            <text:p>6600000026<text:s/></text:p>
          </table:table-cell>
          <table:table-cell office:value-type="string" table:style-name="ce2">
            <text:p><text:ruby text:style-name="ru1"><text:ruby-base>出納</text:ruby-base><text:ruby-text text:style-name="T5">スイトウ</text:ruby-text></text:ruby><text:ruby text:style-name="ru1"><text:ruby-base>数</text:ruby-base><text:ruby-text text:style-name="T5">スウ</text:ruby-text></text:ruby><text:ruby text:style-name="ru1"><text:ruby-base>超過</text:ruby-base><text:ruby-text text:style-name="T5">チョウカ</text:ruby-text></text:ruby></text:p>
          </table:table-cell>
          <table:table-cell office:value-type="string" table:style-name="ce6">
            <text:p>ER</text:p>
          </table:table-cell>
          <table:table-cell office:value-type="string" table:style-name="ce2">
            <text:p>顧客別管理ファイル<text:ruby text:style-name="ru1"><text:ruby-base>取込</text:ruby-base><text:ruby-text text:style-name="T5">トリコミ</text:ruby-text></text:ruby></text:p>
          </table:table-cell>
          <table:table-cell office:value-type="string" table:style-name="ce2">
            <text:p><text:ruby text:style-name="ru1"><text:ruby-base>一覧</text:ruby-base><text:ruby-text text:style-name="T5">イチラン</text:ruby-text></text:ruby>の<text:ruby text:style-name="ru1"><text:ruby-base>検査</text:ruby-base><text:ruby-text text:style-name="T5">ケンサ</text:ruby-text></text:ruby><text:ruby text:style-name="ru1"><text:ruby-base>結果</text:ruby-base><text:ruby-text text:style-name="T5">ケッカ</text:ruby-text></text:ruby></text:p>
          </table:table-cell>
          <table:table-cell office:value-type="string" table:style-name="ce2">
            <text:p><text:ruby text:style-name="ru1"><text:ruby-base>出納</text:ruby-base><text:ruby-text text:style-name="T5">スイトウ</text:ruby-text></text:ruby>ファイル<text:ruby text:style-name="ru1"><text:ruby-base>取込</text:ruby-base><text:ruby-text text:style-name="T5">トリコミ</text:ruby-text></text:ruby><text:ruby text:style-name="ru1"><text:ruby-base>時</text:ruby-base><text:ruby-text text:style-name="T5">トキ</text:ruby-text></text:ruby>に、<text:ruby text:style-name="ru1"><text:ruby-base>本</text:ruby-base><text:ruby-text text:style-name="T5">ホン</text:ruby-text></text:ruby>システムで<text:ruby text:style-name="ru1"><text:ruby-base>使用</text:ruby-base><text:ruby-text text:style-name="T5">シヨウ</text:ruby-text></text:ruby>できる<text:ruby text:style-name="ru1"><text:ruby-base>最大</text:ruby-base><text:ruby-text text:style-name="T5">サイダイ</text:ruby-text></text:ruby><text:ruby text:style-name="ru1"><text:ruby-base>数</text:ruby-base><text:ruby-text text:style-name="T5">スウ</text:ruby-text></text:ruby>を<text:ruby text:style-name="ru1"><text:ruby-base>超</text:ruby-base><text:ruby-text text:style-name="T5">コ</text:ruby-text></text:ruby>えた</text:p>
          </table:table-cell>
          <table:table-cell office:value-type="string" table:style-name="ce2">
            <text:p><text:ruby text:style-name="ru1"><text:ruby-base>出納</text:ruby-base><text:ruby-text text:style-name="T5">スイトウ</text:ruby-text></text:ruby><text:ruby text:style-name="ru1"><text:ruby-base>記録</text:ruby-base><text:ruby-text text:style-name="T5">キロク</text:ruby-text></text:ruby>の<text:ruby text:style-name="ru1"><text:ruby-base>数</text:ruby-base><text:ruby-text text:style-name="T5">カズ</text:ruby-text></text:ruby>は<text:ruby text:style-name="ru1"><text:ruby-base>最大</text:ruby-base><text:ruby-text text:style-name="T5">サイダイ</text:ruby-text></text:ruby><text:ruby text:style-name="ru1"><text:ruby-base>値</text:ruby-base><text:ruby-text text:style-name="T5">アタイ</text:ruby-text></text:ruby>の<text:ruby text:style-name="ru1"><text:ruby-base>範囲内</text:ruby-base><text:ruby-text text:style-name="T5">ハンイナイ</text:ruby-text></text:ruby>にしてください。</text:p>
          </table:table-cell>
          <table:table-cell table:style-name="ce2"/>
          <table:table-cell table:number-columns-repeated="16376"/>
        </table:table-row>
        <table:table-row table:style-name="ro3">
          <table:table-cell office:value-type="float" office:value="6600000027" table:style-name="ce15">
            <text:p>6600000027<text:s/></text:p>
          </table:table-cell>
          <table:table-cell office:value-type="string" table:style-name="ce2">
            <text:p>メール<text:ruby text:style-name="ru1"><text:ruby-base>送信</text:ruby-base><text:ruby-text text:style-name="T5">ソウシン</text:ruby-text></text:ruby><text:ruby text:style-name="ru1"><text:ruby-base>試験</text:ruby-base><text:ruby-text text:style-name="T5">シケン</text:ruby-text></text:ruby>に<text:ruby text:style-name="ru1"><text:ruby-base>成功</text:ruby-base><text:ruby-text text:style-name="T5">セイコウ</text:ruby-text></text:ruby>しました</text:p>
          </table:table-cell>
          <table:table-cell office:value-type="string" table:style-name="ce6">
            <text:p>OK</text:p>
          </table:table-cell>
          <table:table-cell office:value-type="string" table:style-name="ce2">
            <text:p><text:ruby text:style-name="ru1"><text:ruby-base>総合</text:ruby-base><text:ruby-text text:style-name="T5">ソウゴウ</text:ruby-text></text:ruby>システム<text:ruby text:style-name="ru1"><text:ruby-base>設定</text:ruby-base><text:ruby-text text:style-name="T5">セッテイ</text:ruby-text></text:ruby></text:p>
            <text:p>システム<text:ruby text:style-name="ru1"><text:ruby-base>設定</text:ruby-base><text:ruby-text text:style-name="T5">セッテイ</text:ruby-text></text:ruby></text:p>
          </table:table-cell>
          <table:table-cell office:value-type="string" table:style-name="ce2">
            <text:p>メッセージ<text:ruby text:style-name="ru1"><text:ruby-base>領域</text:ruby-base><text:ruby-text text:style-name="T5">リョウイキ</text:ruby-text></text:ruby></text:p>
          </table:table-cell>
          <table:table-cell office:value-type="string" table:style-name="ce2">
            <text:p>「メール<text:ruby text:style-name="ru1"><text:ruby-base>送信</text:ruby-base><text:ruby-text text:style-name="T5">ソウシン</text:ruby-text></text:ruby><text:ruby text:style-name="ru1"><text:ruby-base>試験</text:ruby-base><text:ruby-text text:style-name="T5">シケン</text:ruby-text></text:ruby>」ボタンが<text:ruby text:style-name="ru1"><text:ruby-base>押</text:ruby-base><text:ruby-text text:style-name="T5">オ</text:ruby-text></text:ruby>され、<text:ruby text:style-name="ru1"><text:ruby-base>正常</text:ruby-base><text:ruby-text text:style-name="T5">セイジョウ</text:ruby-text></text:ruby>に<text:ruby text:style-name="ru1"><text:ruby-base>送信</text:ruby-base><text:ruby-text text:style-name="T5">ソウシン</text:ruby-text></text:ruby>ができた</text:p>
          </table:table-cell>
          <table:table-cell office:value-type="string" table:style-name="ce2">
            <text:p><text:ruby text:style-name="ru1"><text:ruby-base>受領</text:ruby-base><text:ruby-text text:style-name="T5">ジュリョウ</text:ruby-text></text:ruby>したメールをご<text:ruby text:style-name="ru1"><text:ruby-base>確認</text:ruby-base><text:ruby-text text:style-name="T5">カクニン</text:ruby-text></text:ruby>ください</text:p>
          </table:table-cell>
          <table:table-cell table:style-name="ce2"/>
          <table:table-cell table:number-columns-repeated="16376"/>
        </table:table-row>
        <table:table-row table:style-name="ro3">
          <table:table-cell office:value-type="float" office:value="6600000028" table:style-name="ce15">
            <text:p>6600000028<text:s/></text:p>
          </table:table-cell>
          <table:table-cell office:value-type="string" table:style-name="ce2">
            <text:p>メール<text:ruby text:style-name="ru1"><text:ruby-base>送信</text:ruby-base><text:ruby-text text:style-name="T5">ソウシン</text:ruby-text></text:ruby><text:ruby text:style-name="ru1"><text:ruby-base>試験</text:ruby-base><text:ruby-text text:style-name="T5">シケン</text:ruby-text></text:ruby>に<text:ruby text:style-name="ru1"><text:ruby-base>失敗</text:ruby-base><text:ruby-text text:style-name="T5">シッパイ</text:ruby-text></text:ruby>しました</text:p>
          </table:table-cell>
          <table:table-cell office:value-type="string" table:style-name="ce6">
            <text:p>ER</text:p>
          </table:table-cell>
          <table:table-cell office:value-type="string" table:style-name="ce2">
            <text:p><text:ruby text:style-name="ru1"><text:ruby-base>総合</text:ruby-base><text:ruby-text text:style-name="T5">ソウゴウ</text:ruby-text></text:ruby>システム<text:ruby text:style-name="ru1"><text:ruby-base>設定</text:ruby-base><text:ruby-text text:style-name="T5">セッテイ</text:ruby-text></text:ruby></text:p>
            <text:p>システム<text:ruby text:style-name="ru1"><text:ruby-base>設定</text:ruby-base><text:ruby-text text:style-name="T5">セッテイ</text:ruby-text></text:ruby></text:p>
          </table:table-cell>
          <table:table-cell office:value-type="string" table:style-name="ce2">
            <text:p>メッセージ<text:ruby text:style-name="ru1"><text:ruby-base>領域</text:ruby-base><text:ruby-text text:style-name="T5">リョウイキ</text:ruby-text></text:ruby></text:p>
          </table:table-cell>
          <table:table-cell office:value-type="string" table:style-name="ce2">
            <text:p>「メール<text:ruby text:style-name="ru1"><text:ruby-base>送信</text:ruby-base><text:ruby-text text:style-name="T5">ソウシン</text:ruby-text></text:ruby><text:ruby text:style-name="ru1"><text:ruby-base>試験</text:ruby-base><text:ruby-text text:style-name="T5">シケン</text:ruby-text></text:ruby>」ボタンが<text:ruby text:style-name="ru1"><text:ruby-base>押</text:ruby-base><text:ruby-text text:style-name="T5">オ</text:ruby-text></text:ruby>され、<text:ruby text:style-name="ru1"><text:ruby-base>送信</text:ruby-base><text:ruby-text text:style-name="T5">ソウシン</text:ruby-text></text:ruby>ができなかった</text:p>
          </table:table-cell>
          <table:table-cell office:value-type="string" table:style-name="ce2">
            <text:p>メール送信クライアントの設定またはネットワーク環境をご<text:ruby text:style-name="ru1"><text:ruby-base>確認</text:ruby-base><text:ruby-text text:style-name="T5">カクニン</text:ruby-text></text:ruby>ください</text:p>
          </table:table-cell>
          <table:table-cell table:style-name="ce2"/>
          <table:table-cell table:number-columns-repeated="16376"/>
        </table:table-row>
        <table:table-row table:style-name="ro3">
          <table:table-cell office:value-type="float" office:value="6600000029" table:style-name="ce15">
            <text:p>6600000029<text:s/></text:p>
          </table:table-cell>
          <table:table-cell office:value-type="string" table:style-name="ce2">
            <text:p>ログインパスワードの<text:ruby text:style-name="ru1"><text:ruby-base>更新</text:ruby-base><text:ruby-text text:style-name="T5">コウシン</text:ruby-text></text:ruby>を<text:ruby text:style-name="ru1"><text:ruby-base>行</text:ruby-base><text:ruby-text text:style-name="T5">オコナ</text:ruby-text></text:ruby>ってください</text:p>
          </table:table-cell>
          <table:table-cell office:value-type="string" table:style-name="ce6">
            <text:p>OK</text:p>
          </table:table-cell>
          <table:table-cell office:value-type="string" table:style-name="ce2">
            <text:p>システム管理ホーム</text:p>
          </table:table-cell>
          <table:table-cell office:value-type="string" table:style-name="ce2">
            <text:p>メッセージ<text:ruby text:style-name="ru1"><text:ruby-base>領域</text:ruby-base><text:ruby-text text:style-name="T5">リョウイキ</text:ruby-text></text:ruby></text:p>
          </table:table-cell>
          <table:table-cell office:value-type="string" table:style-name="ce2">
            <text:p>「システム<text:ruby text:style-name="ru1"><text:ruby-base>設定</text:ruby-base><text:ruby-text text:style-name="T5">セッテイ</text:ruby-text></text:ruby>」で<text:ruby text:style-name="ru1"><text:ruby-base>指定</text:ruby-base><text:ruby-text text:style-name="T5">シテイ</text:ruby-text></text:ruby>したログインパスワードの<text:ruby text:style-name="ru1"><text:ruby-base>更新</text:ruby-base><text:ruby-text text:style-name="T5">コウシン</text:ruby-text></text:ruby><text:ruby text:style-name="ru1"><text:ruby-base>時期</text:ruby-base><text:ruby-text text:style-name="T5">ジキ</text:ruby-text></text:ruby>になった</text:p>
          </table:table-cell>
          <table:table-cell table:number-columns-repeated="2" table:style-name="ce2"/>
          <table:table-cell table:number-columns-repeated="16376"/>
        </table:table-row>
        <table:table-row table:style-name="ro3">
          <table:table-cell office:value-type="float" office:value="6600000030" table:style-name="ce15">
            <text:p>6600000030<text:s/></text:p>
          </table:table-cell>
          <table:table-cell office:value-type="string" table:style-name="ce2">
            <text:p><text:ruby text:style-name="ru1"><text:ruby-base>所属</text:ruby-base><text:ruby-text text:style-name="T5">ショゾク</text:ruby-text></text:ruby>するユーザがいる部署は<text:ruby text:style-name="ru1"><text:ruby-base>削除</text:ruby-base><text:ruby-text text:style-name="T5">サクジョ</text:ruby-text></text:ruby>できません</text:p>
          </table:table-cell>
          <table:table-cell office:value-type="string" table:style-name="ce6">
            <text:p>ER</text:p>
          </table:table-cell>
          <table:table-cell office:value-type="string" table:style-name="ce2">
            <text:p>部署<text:ruby text:style-name="ru1"><text:ruby-base>一覧</text:ruby-base><text:ruby-text text:style-name="T5">イチラン</text:ruby-text></text:ruby></text:p>
          </table:table-cell>
          <table:table-cell office:value-type="string" table:style-name="ce2">
            <text:p>メッセージ<text:ruby text:style-name="ru1"><text:ruby-base>領域</text:ruby-base><text:ruby-text text:style-name="T5">リョウイキ</text:ruby-text></text:ruby></text:p>
          </table:table-cell>
          <table:table-cell office:value-type="string" table:style-name="ce2">
            <text:p><text:ruby text:style-name="ru1"><text:ruby-base>所属</text:ruby-base><text:ruby-text text:style-name="T5">ショゾク</text:ruby-text></text:ruby>ユーザがいる部署の削除を示すゴミ箱マークがクリックされた時</text:p>
          </table:table-cell>
          <table:table-cell office:value-type="string" table:style-name="ce2">
            <text:p><text:ruby text:style-name="ru1"><text:ruby-base>所属</text:ruby-base><text:ruby-text text:style-name="T5">ショゾク</text:ruby-text></text:ruby>するユーザを<text:ruby text:style-name="ru1"><text:ruby-base>無</text:ruby-base><text:ruby-text text:style-name="T5">ナ</text:ruby-text></text:ruby>くした<text:ruby text:style-name="ru1"><text:ruby-base>上</text:ruby-base><text:ruby-text text:style-name="T5">ウエ</text:ruby-text></text:ruby>で、部署を<text:ruby text:style-name="ru1"><text:ruby-base>削除</text:ruby-base><text:ruby-text text:style-name="T5">サクジョ</text:ruby-text></text:ruby>してください</text:p>
          </table:table-cell>
          <table:table-cell table:style-name="ce2"/>
          <table:table-cell table:number-columns-repeated="16376"/>
        </table:table-row>
        <table:table-row table:style-name="ro3">
          <table:table-cell office:value-type="float" office:value="6600000031" table:style-name="ce15">
            <text:p>6600000031<text:s/></text:p>
          </table:table-cell>
          <table:table-cell office:value-type="string" table:style-name="ce2">
            <text:p><text:ruby text:style-name="ru1"><text:ruby-base>新</text:ruby-base><text:ruby-text text:style-name="T5">アタラ</text:ruby-text></text:ruby>しい部署を<text:ruby text:style-name="ru1"><text:ruby-base>登録</text:ruby-base><text:ruby-text text:style-name="T5">トウロク</text:ruby-text></text:ruby>できませんでした</text:p>
          </table:table-cell>
          <table:table-cell office:value-type="string" table:style-name="ce6">
            <text:p>ER</text:p>
          </table:table-cell>
          <table:table-cell office:value-type="string" table:style-name="ce2">
            <text:p>部署<text:ruby text:style-name="ru1"><text:ruby-base>詳細</text:ruby-base><text:ruby-text text:style-name="T5">ショウサイ</text:ruby-text></text:ruby></text:p>
          </table:table-cell>
          <table:table-cell office:value-type="string" table:style-name="ce2">
            <text:p>メッセージ<text:ruby text:style-name="ru1"><text:ruby-base>領域</text:ruby-base><text:ruby-text text:style-name="T5">リョウイキ</text:ruby-text></text:ruby></text:p>
          </table:table-cell>
          <table:table-cell office:value-type="string" table:style-name="ce2">
            <text:p>部署の<text:ruby text:style-name="ru1"><text:ruby-base>新規</text:ruby-base><text:ruby-text text:style-name="T5">シンキ</text:ruby-text></text:ruby><text:ruby text:style-name="ru1"><text:ruby-base>登録</text:ruby-base><text:ruby-text text:style-name="T5">トウロク</text:ruby-text></text:ruby><text:ruby text:style-name="ru1"><text:ruby-base>時</text:ruby-base><text:ruby-text text:style-name="T5">ジ</text:ruby-text></text:ruby><text:ruby text:style-name="ru1"><text:ruby-base>に</text:ruby-base><text:ruby-text text:style-name="T5">イチドキ</text:ruby-text></text:ruby>、<text:ruby text:style-name="ru1"><text:ruby-base>最大</text:ruby-base><text:ruby-text text:style-name="T5">サイダイ</text:ruby-text></text:ruby><text:ruby text:style-name="ru1"><text:ruby-base>数</text:ruby-base><text:ruby-text text:style-name="T5">スウ</text:ruby-text></text:ruby>を<text:ruby text:style-name="ru1"><text:ruby-base>超</text:ruby-base><text:ruby-text text:style-name="T5">コ</text:ruby-text></text:ruby>えた</text:p>
          </table:table-cell>
          <table:table-cell office:value-type="string" table:style-name="ce2">
            <text:p>部署の<text:ruby text:style-name="ru1"><text:ruby-base>数</text:ruby-base><text:ruby-text text:style-name="T5">カズ</text:ruby-text></text:ruby>は<text:ruby text:style-name="ru1"><text:ruby-base>最大</text:ruby-base><text:ruby-text text:style-name="T5">サイダイ</text:ruby-text></text:ruby><text:ruby text:style-name="ru1"><text:ruby-base>値</text:ruby-base><text:ruby-text text:style-name="T5">アタイ</text:ruby-text></text:ruby>%sの<text:ruby text:style-name="ru1"><text:ruby-base>範囲内</text:ruby-base><text:ruby-text text:style-name="T5">ハンイナイ</text:ruby-text></text:ruby>にしてください。部署<text:ruby text:style-name="ru1"><text:ruby-base>最大</text:ruby-base><text:ruby-text text:style-name="T5">サイダイ</text:ruby-text></text:ruby><text:ruby text:style-name="ru1"><text:ruby-base>数</text:ruby-base><text:ruby-text text:style-name="T5">スウ</text:ruby-text></text:ruby>の<text:ruby text:style-name="ru1"><text:ruby-base>増加</text:ruby-base><text:ruby-text text:style-name="T5">ゾウカ</text:ruby-text></text:ruby>については、<text:ruby text:style-name="ru1"><text:ruby-base>弊社</text:ruby-base><text:ruby-text text:style-name="T5">ヘイシャ</text:ruby-text></text:ruby>にご<text:ruby text:style-name="ru1"><text:ruby-base>相談</text:ruby-base><text:ruby-text text:style-name="T5">ソウダン</text:ruby-text></text:ruby>ください。</text:p>
          </table:table-cell>
          <table:table-cell office:value-type="string" table:style-name="ce2">
            <text:p>%sには部署<text:ruby text:style-name="ru1"><text:ruby-base>数</text:ruby-base><text:ruby-text text:style-name="T5">スウ</text:ruby-text></text:ruby><text:ruby text:style-name="ru1"><text:ruby-base>最大値</text:ruby-base><text:ruby-text text:style-name="T5">サイダイチ</text:ruby-text></text:ruby>を<text:ruby text:style-name="ru1"><text:ruby-base>設定</text:ruby-base><text:ruby-text text:style-name="T5">セッテイ</text:ruby-text></text:ruby></text:p>
          </table:table-cell>
          <table:table-cell table:number-columns-repeated="16376"/>
        </table:table-row>
        <table:table-row table:style-name="ro3">
          <table:table-cell office:value-type="float" office:value="6600000032" table:style-name="ce15">
            <text:p>6600000032<text:s/></text:p>
          </table:table-cell>
          <table:table-cell office:value-type="string" table:style-name="ce2">
            <text:p><text:ruby text:style-name="ru1"><text:ruby-base>新</text:ruby-base><text:ruby-text text:style-name="T5">アタラ</text:ruby-text></text:ruby>しいユーザを<text:ruby text:style-name="ru1"><text:ruby-base>登録</text:ruby-base><text:ruby-text text:style-name="T5">トウロク</text:ruby-text></text:ruby>できませんでした</text:p>
          </table:table-cell>
          <table:table-cell office:value-type="string" table:style-name="ce6">
            <text:p>ER</text:p>
          </table:table-cell>
          <table:table-cell office:value-type="string" table:style-name="ce2">
            <text:p><text:ruby text:style-name="ru1"><text:ruby-base>人員</text:ruby-base><text:ruby-text text:style-name="T5">ジンイン</text:ruby-text></text:ruby><text:ruby text:style-name="ru1"><text:ruby-base>詳細</text:ruby-base><text:ruby-text text:style-name="T5">ショウサイ</text:ruby-text></text:ruby></text:p>
          </table:table-cell>
          <table:table-cell office:value-type="string" table:style-name="ce2">
            <text:p>メッセージ<text:ruby text:style-name="ru1"><text:ruby-base>領域</text:ruby-base><text:ruby-text text:style-name="T5">リョウイキ</text:ruby-text></text:ruby></text:p>
          </table:table-cell>
          <table:table-cell office:value-type="string" table:style-name="ce2">
            <text:p>ユーザの<text:ruby text:style-name="ru1"><text:ruby-base>新規</text:ruby-base><text:ruby-text text:style-name="T5">シンキ</text:ruby-text></text:ruby><text:ruby text:style-name="ru1"><text:ruby-base>登録</text:ruby-base><text:ruby-text text:style-name="T5">トウロク</text:ruby-text></text:ruby><text:ruby text:style-name="ru1"><text:ruby-base>時</text:ruby-base><text:ruby-text text:style-name="T5">ジ</text:ruby-text></text:ruby><text:ruby text:style-name="ru1"><text:ruby-base>に</text:ruby-base><text:ruby-text text:style-name="T5">イチドキ</text:ruby-text></text:ruby>、<text:ruby text:style-name="ru1"><text:ruby-base>本</text:ruby-base><text:ruby-text text:style-name="T5">ホン</text:ruby-text></text:ruby>システムを<text:ruby text:style-name="ru1"><text:ruby-base>使用</text:ruby-base><text:ruby-text text:style-name="T5">シヨウ</text:ruby-text></text:ruby>できるユーザの<text:ruby text:style-name="ru1"><text:ruby-base>数</text:ruby-base><text:ruby-text text:style-name="T5">カズ</text:ruby-text></text:ruby>が、<text:ruby text:style-name="ru1"><text:ruby-base>最大</text:ruby-base><text:ruby-text text:style-name="T5">サイダイ</text:ruby-text></text:ruby><text:ruby text:style-name="ru1"><text:ruby-base>数</text:ruby-base><text:ruby-text text:style-name="T5">スウ</text:ruby-text></text:ruby>を<text:ruby text:style-name="ru1"><text:ruby-base>超</text:ruby-base><text:ruby-text text:style-name="T5">コ</text:ruby-text></text:ruby>えた</text:p>
          </table:table-cell>
          <table:table-cell office:value-type="string" table:style-name="ce2">
            <text:p>ユーザの<text:ruby text:style-name="ru1"><text:ruby-base>数</text:ruby-base><text:ruby-text text:style-name="T5">カズ</text:ruby-text></text:ruby>は<text:ruby text:style-name="ru1"><text:ruby-base>最大</text:ruby-base><text:ruby-text text:style-name="T5">サイダイ</text:ruby-text></text:ruby><text:ruby text:style-name="ru1"><text:ruby-base>値</text:ruby-base><text:ruby-text text:style-name="T5">アタイ</text:ruby-text></text:ruby>%sの<text:ruby text:style-name="ru1"><text:ruby-base>範囲内</text:ruby-base><text:ruby-text text:style-name="T5">ハンイナイ</text:ruby-text></text:ruby>にしてください。ユーザ最大数の増加については、弊社にご相談ください。</text:p>
          </table:table-cell>
          <table:table-cell office:value-type="string" table:style-name="ce2">
            <text:p>%sにはユーザ<text:ruby text:style-name="ru1"><text:ruby-base>数</text:ruby-base><text:ruby-text text:style-name="T5">スウ</text:ruby-text></text:ruby><text:ruby text:style-name="ru1"><text:ruby-base>最大値</text:ruby-base><text:ruby-text text:style-name="T5">サイダイチ</text:ruby-text></text:ruby>を<text:ruby text:style-name="ru1"><text:ruby-base>設定</text:ruby-base><text:ruby-text text:style-name="T5">セッテイ</text:ruby-text></text:ruby></text:p>
          </table:table-cell>
          <table:table-cell table:number-columns-repeated="16376"/>
        </table:table-row>
        <table:table-row table:style-name="ro3">
          <table:table-cell office:value-type="float" office:value="6600000033" table:style-name="ce15">
            <text:p>6600000033<text:s/></text:p>
          </table:table-cell>
          <table:table-cell office:value-type="string" table:style-name="ce2">
            <text:p>メールアドレスが<text:ruby text:style-name="ru1"><text:ruby-base>重複</text:ruby-base><text:ruby-text text:style-name="T5">ジュウフク</text:ruby-text></text:ruby>しています</text:p>
          </table:table-cell>
          <table:table-cell office:value-type="string" table:style-name="ce6">
            <text:p>ER</text:p>
          </table:table-cell>
          <table:table-cell office:value-type="string" table:style-name="ce2">
            <text:p><text:ruby text:style-name="ru1"><text:ruby-base>人員</text:ruby-base><text:ruby-text text:style-name="T5">ジンイン</text:ruby-text></text:ruby><text:ruby text:style-name="ru1"><text:ruby-base>詳細</text:ruby-base><text:ruby-text text:style-name="T5">ショウサイ</text:ruby-text></text:ruby></text:p>
          </table:table-cell>
          <table:table-cell office:value-type="string" table:style-name="ce2">
            <text:p>メッセージ<text:ruby text:style-name="ru1"><text:ruby-base>領域</text:ruby-base><text:ruby-text text:style-name="T5">リョウイキ</text:ruby-text></text:ruby></text:p>
          </table:table-cell>
          <table:table-cell office:value-type="string" table:style-name="ce2">
            <text:p><text:ruby text:style-name="ru1"><text:ruby-base>既</text:ruby-base><text:ruby-text text:style-name="T5">スデ</text:ruby-text></text:ruby>に<text:ruby text:style-name="ru1"><text:ruby-base>存在</text:ruby-base><text:ruby-text text:style-name="T5">ソンザイ</text:ruby-text></text:ruby>するメールアドレスで「<text:ruby text:style-name="ru1"><text:ruby-base>登録</text:ruby-base><text:ruby-text text:style-name="T5">トウロク</text:ruby-text></text:ruby>」ボタンが<text:ruby text:style-name="ru1"><text:ruby-base>押</text:ruby-base><text:ruby-text text:style-name="T5">オ</text:ruby-text></text:ruby>された</text:p>
          </table:table-cell>
          <table:table-cell office:value-type="string" table:style-name="ce2">
            <text:p><text:ruby text:style-name="ru1"><text:ruby-base>既存</text:ruby-base><text:ruby-text text:style-name="T5">キソン</text:ruby-text></text:ruby>と<text:ruby text:style-name="ru1"><text:ruby-base>異</text:ruby-base><text:ruby-text text:style-name="T5">コト</text:ruby-text></text:ruby>なるメールアドレスを<text:ruby text:style-name="ru1"><text:ruby-base>指定</text:ruby-base><text:ruby-text text:style-name="T5">シテイ</text:ruby-text></text:ruby>してください</text:p>
          </table:table-cell>
          <table:table-cell table:style-name="ce2"/>
          <table:table-cell table:number-columns-repeated="16376"/>
        </table:table-row>
        <table:table-row table:style-name="ro3">
          <table:table-cell office:value-type="float" office:value="6600000034" table:style-name="ce15">
            <text:p>6600000034<text:s/></text:p>
          </table:table-cell>
          <table:table-cell office:value-type="string" table:style-name="ce2">
            <text:p><text:ruby text:style-name="ru1"><text:ruby-base>作業</text:ruby-base><text:ruby-text text:style-name="T5">サギョウ</text:ruby-text></text:ruby><text:ruby text:style-name="ru1"><text:ruby-base>者</text:ruby-base><text:ruby-text text:style-name="T5">シャ</text:ruby-text></text:ruby>のメールアドレスがありません</text:p>
          </table:table-cell>
          <table:table-cell office:value-type="string" table:style-name="ce6">
            <text:p>ER</text:p>
          </table:table-cell>
          <table:table-cell table:style-name="ce2"/>
          <table:table-cell office:value-type="string" table:style-name="ce2">
            <text:p>メッセージ<text:ruby text:style-name="ru1"><text:ruby-base>領域</text:ruby-base><text:ruby-text text:style-name="T5">リョウイキ</text:ruby-text></text:ruby></text:p>
          </table:table-cell>
          <table:table-cell office:value-type="string" table:style-name="ce2">
            <text:p><text:ruby text:style-name="ru1"><text:ruby-base>作業定義</text:ruby-base><text:ruby-text text:style-name="T5">サギョウテイギ</text:ruby-text></text:ruby><text:ruby text:style-name="ru1"><text:ruby-base>上</text:ruby-base><text:ruby-text text:style-name="T5">ウエ</text:ruby-text></text:ruby>、メール<text:ruby text:style-name="ru1"><text:ruby-base>送付</text:ruby-base><text:ruby-text text:style-name="T5">ソウフ</text:ruby-text></text:ruby><text:ruby text:style-name="ru1"><text:ruby-base>要</text:ruby-base><text:ruby-text text:style-name="T5">ヨウ</text:ruby-text></text:ruby>となっているのに、<text:ruby text:style-name="ru1"><text:ruby-base>人員情報</text:ruby-base><text:ruby-text text:style-name="T5">ジンインジョウホウ</text:ruby-text></text:ruby>にメールアドレスが<text:ruby text:style-name="ru1"><text:ruby-base>設定</text:ruby-base><text:ruby-text text:style-name="T5">セッテイ</text:ruby-text></text:ruby>されていない</text:p>
          </table:table-cell>
          <table:table-cell office:value-type="string" table:style-name="ce2">
            <text:p><text:ruby text:style-name="ru1"><text:ruby-base>人員詳細</text:ruby-base><text:ruby-text text:style-name="T5">ジンインショウサイ</text:ruby-text></text:ruby></text:p>
          </table:table-cell>
          <table:table-cell table:style-name="ce2"/>
          <table:table-cell table:number-columns-repeated="16376"/>
        </table:table-row>
        <table:table-row table:style-name="ro5">
          <table:table-cell office:value-type="float" office:value="6600000035" table:style-name="ce15">
            <text:p>6600000035<text:s/></text:p>
          </table:table-cell>
          <table:table-cell office:value-type="string" table:style-name="ce2">
            <text:p>%s 【%s】ファイル%s<text:ruby text:style-name="ru1"><text:ruby-base>開始</text:ruby-base><text:ruby-text text:style-name="T5">カイシ</text:ruby-text></text:ruby></text:p>
          </table:table-cell>
          <table:table-cell office:value-type="string" table:style-name="ce6">
            <text:p>WN</text:p>
          </table:table-cell>
          <table:table-cell office:value-type="string" table:style-name="ce2">
            <text:p>顧客別運用ログ表示</text:p>
          </table:table-cell>
          <table:table-cell office:value-type="string" table:style-name="ce2">
            <text:p><text:ruby text:style-name="ru1"><text:ruby-base>詳細</text:ruby-base><text:ruby-text text:style-name="T5">ショウサイ</text:ruby-text></text:ruby><text:ruby text:style-name="ru1"><text:ruby-base>画面</text:ruby-base><text:ruby-text text:style-name="T5">ガメン</text:ruby-text></text:ruby></text:p>
          </table:table-cell>
          <table:table-cell office:value-type="string" table:style-name="ce2">
            <text:p><text:ruby text:style-name="ru1"><text:ruby-base>顧客</text:ruby-base><text:ruby-text text:style-name="T5">コキャク</text:ruby-text></text:ruby><text:ruby text:style-name="ru1"><text:ruby-base>別</text:ruby-base><text:ruby-text text:style-name="T5">ベツ</text:ruby-text></text:ruby><text:ruby text:style-name="ru1"><text:ruby-base>管理</text:ruby-base><text:ruby-text text:style-name="T5">カンリ</text:ruby-text></text:ruby>ファイル<text:ruby text:style-name="ru1"><text:ruby-base>一覧</text:ruby-base><text:ruby-text text:style-name="T5">イチラン</text:ruby-text></text:ruby>にて「ファイル<text:ruby text:style-name="ru1"><text:ruby-base>同期</text:ruby-base><text:ruby-text text:style-name="T5">ドウキ</text:ruby-text></text:ruby><text:ruby text:style-name="ru1"><text:ruby-base>結果</text:ruby-base><text:ruby-text text:style-name="T5">ケッカ</text:ruby-text></text:ruby>ログ」がクリックされた<text:ruby text:style-name="ru1"><text:ruby-base>時</text:ruby-base><text:ruby-text text:style-name="T5">トキ</text:ruby-text></text:ruby></text:p>
            <text:p>（%sには<text:ruby text:style-name="ru1"><text:ruby-base>日時</text:ruby-base><text:ruby-text text:style-name="T5">ニチジ</text:ruby-text></text:ruby>、<text:ruby text:style-name="ru1"><text:ruby-base>顧客</text:ruby-base><text:ruby-text text:style-name="T5">コキャク</text:ruby-text></text:ruby><text:ruby text:style-name="ru1"><text:ruby-base>企業</text:ruby-base><text:ruby-text text:style-name="T5">キギョウ</text:ruby-text></text:ruby><text:ruby text:style-name="ru1"><text:ruby-base>名</text:ruby-base><text:ruby-text text:style-name="T5">メイ</text:ruby-text></text:ruby>を<text:ruby text:style-name="ru1"><text:ruby-base>表示</text:ruby-base><text:ruby-text text:style-name="T5">ヒョウジ</text:ruby-text></text:ruby>する）</text:p>
          </table:table-cell>
          <table:table-cell table:style-name="ce2"/>
          <table:table-cell office:value-type="string" table:style-name="ce2">
            <text:p>%sには<text:ruby text:style-name="ru1"><text:ruby-base>日時</text:ruby-base><text:ruby-text text:style-name="T5">ニチジ</text:ruby-text></text:ruby>、<text:ruby text:style-name="ru1"><text:ruby-base>入力</text:ruby-base><text:ruby-text text:style-name="T5">ニュウリョク</text:ruby-text></text:ruby><text:ruby text:style-name="ru1"><text:ruby-base>出力</text:ruby-base><text:ruby-text text:style-name="T5">シュツリョク</text:ruby-text></text:ruby>、ファイル<text:ruby text:style-name="ru1"><text:ruby-base>名</text:ruby-base><text:ruby-text text:style-name="T5">メイ</text:ruby-text></text:ruby>を<text:ruby text:style-name="ru1"><text:ruby-base>設定</text:ruby-base><text:ruby-text text:style-name="T5">セッテイ</text:ruby-text></text:ruby></text:p>
          </table:table-cell>
          <table:table-cell table:number-columns-repeated="16376"/>
        </table:table-row>
        <table:table-row table:style-name="ro6">
          <table:table-cell office:value-type="float" office:value="6600000036" table:style-name="ce15">
            <text:p>6600000036<text:s/></text:p>
          </table:table-cell>
          <table:table-cell office:value-type="string" table:style-name="ce2">
            <text:p>%s ER|【%s】<text:ruby text:style-name="ru1"><text:ruby-base>異常</text:ruby-base><text:ruby-text text:style-name="T5">イジョウ</text:ruby-text></text:ruby><text:ruby text:style-name="ru1"><text:ruby-base>発生</text:ruby-base><text:ruby-text text:style-name="T5">ハッセイ</text:ruby-text></text:ruby></text:p>
          </table:table-cell>
          <table:table-cell office:value-type="string" table:style-name="ce6">
            <text:p>WN</text:p>
          </table:table-cell>
          <table:table-cell office:value-type="string" table:style-name="ce2">
            <text:p>顧客別運用ログ表示</text:p>
          </table:table-cell>
          <table:table-cell office:value-type="string" table:style-name="ce2">
            <text:p><text:ruby text:style-name="ru1"><text:ruby-base>詳細</text:ruby-base><text:ruby-text text:style-name="T5">ショウサイ</text:ruby-text></text:ruby><text:ruby text:style-name="ru1"><text:ruby-base>画面</text:ruby-base><text:ruby-text text:style-name="T5">ガメン</text:ruby-text></text:ruby></text:p>
          </table:table-cell>
          <table:table-cell table:number-columns-repeated="2" table:style-name="ce2"/>
          <table:table-cell office:value-type="string" table:style-name="ce2">
            <text:p>%sには<text:ruby text:style-name="ru1"><text:ruby-base>日時</text:ruby-base><text:ruby-text text:style-name="T5">ニチジ</text:ruby-text></text:ruby>、<text:ruby text:style-name="ru1"><text:ruby-base>入力</text:ruby-base><text:ruby-text text:style-name="T5">ニュウリョク</text:ruby-text></text:ruby><text:ruby text:style-name="ru1"><text:ruby-base>出力</text:ruby-base><text:ruby-text text:style-name="T5">シュツリョク</text:ruby-text></text:ruby>、ファイル<text:ruby text:style-name="ru1"><text:ruby-base>名</text:ruby-base><text:ruby-text text:style-name="T5">メイ</text:ruby-text></text:ruby>を<text:ruby text:style-name="ru1"><text:ruby-base>設定</text:ruby-base><text:ruby-text text:style-name="T5">セッテイ</text:ruby-text></text:ruby></text:p>
          </table:table-cell>
          <table:table-cell table:number-columns-repeated="16376"/>
        </table:table-row>
        <table:table-row table:style-name="ro5">
          <table:table-cell office:value-type="float" office:value="6600000037" table:style-name="ce15">
            <text:p>6600000037<text:s/></text:p>
          </table:table-cell>
          <table:table-cell office:value-type="string" table:style-name="ce2">
            <text:p>%s 【%s】ファイル%s<text:ruby text:style-name="ru1"><text:ruby-base>終了</text:ruby-base><text:ruby-text text:style-name="T5">シュウリョウ</text:ruby-text></text:ruby></text:p>
          </table:table-cell>
          <table:table-cell office:value-type="string" table:style-name="ce6">
            <text:p>WN</text:p>
          </table:table-cell>
          <table:table-cell office:value-type="string" table:style-name="ce2">
            <text:p>顧客別運用ログ表示</text:p>
          </table:table-cell>
          <table:table-cell office:value-type="string" table:style-name="ce2">
            <text:p><text:ruby text:style-name="ru1"><text:ruby-base>詳細</text:ruby-base><text:ruby-text text:style-name="T5">ショウサイ</text:ruby-text></text:ruby><text:ruby text:style-name="ru1"><text:ruby-base>画面</text:ruby-base><text:ruby-text text:style-name="T5">ガメン</text:ruby-text></text:ruby></text:p>
          </table:table-cell>
          <table:table-cell office:value-type="string" table:style-name="ce2">
            <text:p><text:ruby text:style-name="ru1"><text:ruby-base>顧客</text:ruby-base><text:ruby-text text:style-name="T5">コキャク</text:ruby-text></text:ruby><text:ruby text:style-name="ru1"><text:ruby-base>別</text:ruby-base><text:ruby-text text:style-name="T5">ベツ</text:ruby-text></text:ruby><text:ruby text:style-name="ru1"><text:ruby-base>管理</text:ruby-base><text:ruby-text text:style-name="T5">カンリ</text:ruby-text></text:ruby>ファイル<text:ruby text:style-name="ru1"><text:ruby-base>一覧</text:ruby-base><text:ruby-text text:style-name="T5">イチラン</text:ruby-text></text:ruby>にて「<text:ruby text:style-name="ru1"><text:ruby-base>自動</text:ruby-base><text:ruby-text text:style-name="T5">ジドウ</text:ruby-text></text:ruby><text:ruby text:style-name="ru1"><text:ruby-base>評価</text:ruby-base><text:ruby-text text:style-name="T5">ヒョウカ</text:ruby-text></text:ruby><text:ruby text:style-name="ru1"><text:ruby-base>結果</text:ruby-base><text:ruby-text text:style-name="T5">ケッカ</text:ruby-text></text:ruby>ログ」がクリックされた<text:ruby text:style-name="ru1"><text:ruby-base>時</text:ruby-base><text:ruby-text text:style-name="T5">トキ</text:ruby-text></text:ruby></text:p>
            <text:p>（%sには<text:ruby text:style-name="ru1"><text:ruby-base>日時</text:ruby-base><text:ruby-text text:style-name="T5">ニチジ</text:ruby-text></text:ruby>、<text:ruby text:style-name="ru1"><text:ruby-base>顧客</text:ruby-base><text:ruby-text text:style-name="T5">コキャク</text:ruby-text></text:ruby><text:ruby text:style-name="ru1"><text:ruby-base>企業</text:ruby-base><text:ruby-text text:style-name="T5">キギョウ</text:ruby-text></text:ruby><text:ruby text:style-name="ru1"><text:ruby-base>名</text:ruby-base><text:ruby-text text:style-name="T5">メイ</text:ruby-text></text:ruby>を<text:ruby text:style-name="ru1"><text:ruby-base>表示</text:ruby-base><text:ruby-text text:style-name="T5">ヒョウジ</text:ruby-text></text:ruby>する）</text:p>
          </table:table-cell>
          <table:table-cell table:style-name="ce2"/>
          <table:table-cell office:value-type="string" table:style-name="ce2">
            <text:p>%sには<text:ruby text:style-name="ru1"><text:ruby-base>日時</text:ruby-base><text:ruby-text text:style-name="T5">ニチジ</text:ruby-text></text:ruby>、<text:ruby text:style-name="ru1"><text:ruby-base>入力</text:ruby-base><text:ruby-text text:style-name="T5">ニュウリョク</text:ruby-text></text:ruby><text:ruby text:style-name="ru1"><text:ruby-base>出力</text:ruby-base><text:ruby-text text:style-name="T5">シュツリョク</text:ruby-text></text:ruby>、ファイル<text:ruby text:style-name="ru1"><text:ruby-base>名</text:ruby-base><text:ruby-text text:style-name="T5">メイ</text:ruby-text></text:ruby>を<text:ruby text:style-name="ru1"><text:ruby-base>設定</text:ruby-base><text:ruby-text text:style-name="T5">セッテイ</text:ruby-text></text:ruby></text:p>
          </table:table-cell>
          <table:table-cell table:number-columns-repeated="16376"/>
        </table:table-row>
        <table:table-row table:style-name="ro5">
          <table:table-cell office:value-type="float" office:value="6600000038" table:style-name="ce15">
            <text:p>6600000038<text:s/></text:p>
          </table:table-cell>
          <table:table-cell office:value-type="string" table:style-name="ce2">
            <text:p>%sを<text:ruby text:style-name="ru1"><text:ruby-base>削除</text:ruby-base><text:ruby-text text:style-name="T5">サクジョ</text:ruby-text></text:ruby>しますか。</text:p>
          </table:table-cell>
          <table:table-cell office:value-type="string" table:style-name="ce6">
            <text:p>WN</text:p>
          </table:table-cell>
          <table:table-cell office:value-type="string" table:style-name="ce2">
            <text:p>確認メッセージ表示</text:p>
          </table:table-cell>
          <table:table-cell office:value-type="string" table:style-name="ce2">
            <text:p><text:ruby text:style-name="ru1"><text:ruby-base>詳細</text:ruby-base><text:ruby-text text:style-name="T5">ショウサイ</text:ruby-text></text:ruby><text:ruby text:style-name="ru1"><text:ruby-base>画面</text:ruby-base><text:ruby-text text:style-name="T5">ガメン</text:ruby-text></text:ruby></text:p>
          </table:table-cell>
          <table:table-cell office:value-type="string" table:style-name="ce2">
            <text:p><text:ruby text:style-name="ru1"><text:ruby-base>削除</text:ruby-base><text:ruby-text text:style-name="T5">サクジョ</text:ruby-text></text:ruby>を<text:ruby text:style-name="ru1"><text:ruby-base>示</text:ruby-base><text:ruby-text text:style-name="T5">シメ</text:ruby-text></text:ruby>すゴミ<text:ruby text:style-name="ru1"><text:ruby-base>箱</text:ruby-base><text:ruby-text text:style-name="T5">バコ</text:ruby-text></text:ruby>マークがクリックされた<text:ruby text:style-name="ru1"><text:ruby-base>時</text:ruby-base><text:ruby-text text:style-name="T5">トキ</text:ruby-text></text:ruby></text:p>
            <text:p>（%sには<text:ruby text:style-name="ru1"><text:ruby-base>削除</text:ruby-base><text:ruby-text text:style-name="T5">サクジョ</text:ruby-text></text:ruby><text:ruby text:style-name="ru1"><text:ruby-base>対象</text:ruby-base><text:ruby-text text:style-name="T5">タイショウ</text:ruby-text></text:ruby>を<text:ruby text:style-name="ru1"><text:ruby-base>表示</text:ruby-base><text:ruby-text text:style-name="T5">ヒョウジ</text:ruby-text></text:ruby>する）</text:p>
          </table:table-cell>
          <table:table-cell table:style-name="ce2"/>
          <table:table-cell office:value-type="string" table:style-name="ce2">
            <text:p>「<text:ruby text:style-name="ru1"><text:ruby-base>削除</text:ruby-base><text:ruby-text text:style-name="T5">サクジョ</text:ruby-text></text:ruby>」ボタンをクリックすると<text:ruby text:style-name="ru1"><text:ruby-base>削除</text:ruby-base><text:ruby-text text:style-name="T5">サクジョ</text:ruby-text></text:ruby>を<text:ruby text:style-name="ru1"><text:ruby-base>行</text:ruby-base><text:ruby-text text:style-name="T5">オコナ</text:ruby-text></text:ruby>う</text:p>
          </table:table-cell>
          <table:table-cell table:number-columns-repeated="16376"/>
        </table:table-row>
        <table:table-row table:style-name="ro3">
          <table:table-cell office:value-type="float" office:value="6600000039" table:style-name="ce15">
            <text:p>6600000039<text:s/></text:p>
          </table:table-cell>
          <table:table-cell office:value-type="string" table:style-name="ce2">
            <text:p>（メール<text:ruby text:style-name="ru1"><text:ruby-base>本文</text:ruby-base><text:ruby-text text:style-name="T5">ホンブン</text:ruby-text></text:ruby>sheetの<text:ruby text:style-name="ru1"><text:ruby-base>作業</text:ruby-base><text:ruby-text text:style-name="T5">サギョウ</text:ruby-text></text:ruby><text:ruby text:style-name="ru1"><text:ruby-base>依頼</text:ruby-base><text:ruby-text text:style-name="T5">イライ</text:ruby-text></text:ruby>　<text:ruby text:style-name="ru1"><text:ruby-base>参照</text:ruby-base><text:ruby-text text:style-name="T5">サンショウ</text:ruby-text></text:ruby>）</text:p>
          </table:table-cell>
          <table:table-cell office:value-type="string" table:style-name="ce6">
            <text:p>OK</text:p>
          </table:table-cell>
          <table:table-cell office:value-type="string" table:style-name="ce2">
            <text:p>（メールクライアントソフト）</text:p>
          </table:table-cell>
          <table:table-cell office:value-type="string" table:style-name="ce2">
            <text:p>メール<text:ruby text:style-name="ru1"><text:ruby-base>文章</text:ruby-base><text:ruby-text text:style-name="T5">ブンショウ</text:ruby-text></text:ruby></text:p>
          </table:table-cell>
          <table:table-cell table:number-columns-repeated="3" table:style-name="ce2"/>
          <table:table-cell table:number-columns-repeated="16376"/>
        </table:table-row>
        <table:table-row table:style-name="ro3">
          <table:table-cell office:value-type="float" office:value="6600000040" table:style-name="ce15">
            <text:p>6600000040<text:s/></text:p>
          </table:table-cell>
          <table:table-cell office:value-type="string" table:style-name="ce2">
            <text:p>（メール<text:ruby text:style-name="ru1"><text:ruby-base>本文</text:ruby-base><text:ruby-text text:style-name="T5">ホンブン</text:ruby-text></text:ruby>sheetの<text:ruby text:style-name="ru1"><text:ruby-base>作業</text:ruby-base><text:ruby-text text:style-name="T5">サギョウ</text:ruby-text></text:ruby><text:ruby text:style-name="ru1"><text:ruby-base>依頼</text:ruby-base><text:ruby-text text:style-name="T5">イライ</text:ruby-text></text:ruby>キャンセル<text:ruby text:style-name="ru1"><text:ruby-base>報告</text:ruby-base><text:ruby-text text:style-name="T5">ホウコク</text:ruby-text></text:ruby>　<text:ruby text:style-name="ru1"><text:ruby-base>参照</text:ruby-base><text:ruby-text text:style-name="T5">サンショウ</text:ruby-text></text:ruby>）</text:p>
          </table:table-cell>
          <table:table-cell office:value-type="string" table:style-name="ce6">
            <text:p>OK</text:p>
          </table:table-cell>
          <table:table-cell office:value-type="string" table:style-name="ce2">
            <text:p>（メールクライアントソフト）</text:p>
          </table:table-cell>
          <table:table-cell office:value-type="string" table:style-name="ce2">
            <text:p>メール<text:ruby text:style-name="ru1"><text:ruby-base>文章</text:ruby-base><text:ruby-text text:style-name="T5">ブンショウ</text:ruby-text></text:ruby></text:p>
          </table:table-cell>
          <table:table-cell table:number-columns-repeated="3" table:style-name="ce2"/>
          <table:table-cell table:number-columns-repeated="16376"/>
        </table:table-row>
        <table:table-row table:style-name="ro3">
          <table:table-cell office:value-type="float" office:value="6600000041" table:style-name="ce15">
            <text:p>6600000041<text:s/></text:p>
          </table:table-cell>
          <table:table-cell office:value-type="string" table:style-name="ce2">
            <text:p>（メール<text:ruby text:style-name="ru1"><text:ruby-base>本文</text:ruby-base><text:ruby-text text:style-name="T5">ホンブン</text:ruby-text></text:ruby>sheetの<text:ruby text:style-name="ru1"><text:ruby-base>作業</text:ruby-base><text:ruby-text text:style-name="T5">サギョウ</text:ruby-text></text:ruby><text:ruby text:style-name="ru1"><text:ruby-base>申</text:ruby-base><text:ruby-text text:style-name="T5">モウ</text:ruby-text></text:ruby>し<text:ruby text:style-name="ru1"><text:ruby-base>送</text:ruby-base><text:ruby-text text:style-name="T5">オク</text:ruby-text></text:ruby>り　<text:ruby text:style-name="ru1"><text:ruby-base>参照</text:ruby-base><text:ruby-text text:style-name="T5">サンショウ</text:ruby-text></text:ruby>）</text:p>
          </table:table-cell>
          <table:table-cell office:value-type="string" table:style-name="ce6">
            <text:p>OK</text:p>
          </table:table-cell>
          <table:table-cell office:value-type="string" table:style-name="ce2">
            <text:p>（メールクライアントソフト）</text:p>
          </table:table-cell>
          <table:table-cell office:value-type="string" table:style-name="ce2">
            <text:p>メール<text:ruby text:style-name="ru1"><text:ruby-base>文章</text:ruby-base><text:ruby-text text:style-name="T5">ブンショウ</text:ruby-text></text:ruby></text:p>
          </table:table-cell>
          <table:table-cell table:number-columns-repeated="3" table:style-name="ce2"/>
          <table:table-cell table:number-columns-repeated="16376"/>
        </table:table-row>
        <table:table-row table:style-name="ro3">
          <table:table-cell office:value-type="float" office:value="6600000042" table:style-name="ce15">
            <text:p>6600000042<text:s/></text:p>
          </table:table-cell>
          <table:table-cell office:value-type="string" table:style-name="ce2">
            <text:p>（メール<text:ruby text:style-name="ru1"><text:ruby-base>本文</text:ruby-base><text:ruby-text text:style-name="T5">ホンブン</text:ruby-text></text:ruby>sheetの<text:ruby text:style-name="ru1"><text:ruby-base>障害</text:ruby-base><text:ruby-text text:style-name="T5">ショウガイ</text:ruby-text></text:ruby><text:ruby text:style-name="ru1"><text:ruby-base>発生</text:ruby-base><text:ruby-text text:style-name="T5">ハッセイ</text:ruby-text></text:ruby>　<text:ruby text:style-name="ru1"><text:ruby-base>参照</text:ruby-base><text:ruby-text text:style-name="T5">サンショウ</text:ruby-text></text:ruby>）</text:p>
          </table:table-cell>
          <table:table-cell office:value-type="string" table:style-name="ce6">
            <text:p>SY</text:p>
          </table:table-cell>
          <table:table-cell office:value-type="string" table:style-name="ce2">
            <text:p>（メールクライアントソフト）</text:p>
          </table:table-cell>
          <table:table-cell office:value-type="string" table:style-name="ce2">
            <text:p>メール<text:ruby text:style-name="ru1"><text:ruby-base>文章</text:ruby-base><text:ruby-text text:style-name="T5">ブンショウ</text:ruby-text></text:ruby></text:p>
          </table:table-cell>
          <table:table-cell office:value-type="string" table:style-name="ce2">
            <text:p>システムエラーが<text:ruby text:style-name="ru1"><text:ruby-base>生</text:ruby-base><text:ruby-text text:style-name="T5">ショウ</text:ruby-text></text:ruby>じた</text:p>
          </table:table-cell>
          <table:table-cell table:number-columns-repeated="2" table:style-name="ce2"/>
          <table:table-cell table:number-columns-repeated="16376"/>
        </table:table-row>
        <table:table-row table:number-rows-repeated="1048533" table:style-name="ro1">
          <table:table-cell table:number-columns-repeated="16384"/>
        </table:table-row>
        <table:named-expressions>
          <table:named-range table:name="Print_Titles" table:cell-range-address="メッセージ一覧.$A$1:メッセージ一覧.$IV$1" table:base-cell-address="メッセージ一覧.$A$1"/>
        </table:named-expressions>
      </table:table>
      <table:table table:name="メール本文" table:style-name="ta3">
        <table:table-column table:style-name="co11" table:default-cell-style-name="ce8"/>
        <table:table-column table:style-name="co12" table:default-cell-style-name="ce7"/>
        <table:table-column table:style-name="co13" table:default-cell-style-name="ce8"/>
        <table:table-column table:style-name="co10" table:number-columns-repeated="16381" table:default-cell-style-name="ce1"/>
        <table:table-row table:style-name="ro7">
          <table:table-cell office:value-type="string" table:style-name="ce10">
            <text:p><text:ruby text:style-name="ru1"><text:ruby-base>表題</text:ruby-base><text:ruby-text text:style-name="T5">ヒョウダイ</text:ruby-text></text:ruby></text:p>
          </table:table-cell>
          <table:table-cell office:value-type="string" table:style-name="ce11">
            <text:p><text:ruby text:style-name="ru1"><text:ruby-base>本文</text:ruby-base><text:ruby-text text:style-name="T5">ホンブン</text:ruby-text></text:ruby></text:p>
          </table:table-cell>
          <table:table-cell office:value-type="string" table:style-name="ce12">
            <text:p><text:ruby text:style-name="ru1"><text:ruby-base>備考</text:ruby-base><text:ruby-text text:style-name="T5">ビコウ</text:ruby-text></text:ruby></text:p>
          </table:table-cell>
          <table:table-cell table:number-columns-repeated="16381"/>
        </table:table-row>
        <table:table-row table:style-name="ro8">
          <table:table-cell office:value-type="string" table:style-name="ce9">
            <text:p>【働き衆伝法帳】<text:ruby text:style-name="ru1"><text:ruby-base>特許</text:ruby-base><text:ruby-text text:style-name="T5">トッキョ</text:ruby-text></text:ruby><text:ruby text:style-name="ru1"><text:ruby-base>評価</text:ruby-base><text:ruby-text text:style-name="T5">ヒョウカ</text:ruby-text></text:ruby><text:ruby text:style-name="ru1"><text:ruby-base>依頼</text:ruby-base><text:ruby-text text:style-name="T5">イライ</text:ruby-text></text:ruby></text:p>
          </table:table-cell>
          <table:table-cell office:value-type="string" table:style-name="ce13">
            <text:p>%s<text:ruby text:style-name="ru1"><text:ruby-base>様</text:ruby-base><text:ruby-text text:style-name="T5">サマ</text:ruby-text></text:ruby>。</text:p>
            <text:p><text:ruby text:style-name="ru1"><text:ruby-base>本</text:ruby-base><text:ruby-text text:style-name="T5">ホン</text:ruby-text></text:ruby>メールは<text:ruby text:style-name="ru1"><text:ruby-base>働</text:ruby-base><text:ruby-text text:style-name="T5">ハタラ</text:ruby-text></text:ruby>き<text:ruby text:style-name="ru1"><text:ruby-base>衆</text:ruby-base><text:ruby-text text:style-name="T5">シュウ</text:ruby-text></text:ruby><text:ruby text:style-name="ru1"><text:ruby-base>伝法</text:ruby-base><text:ruby-text text:style-name="T5">デンポウ</text:ruby-text></text:ruby><text:ruby text:style-name="ru1"><text:ruby-base>帳</text:ruby-base><text:ruby-text text:style-name="T5">チョウ</text:ruby-text></text:ruby>からの<text:ruby text:style-name="ru1"><text:ruby-base>作業</text:ruby-base><text:ruby-text text:style-name="T5">サギョウ</text:ruby-text></text:ruby><text:ruby text:style-name="ru1"><text:ruby-base>依頼</text:ruby-base><text:ruby-text text:style-name="T5">イライ</text:ruby-text></text:ruby>メールです。</text:p>
            <text:p>　<text:ruby text:style-name="ru1"><text:ruby-base>依頼</text:ruby-base><text:ruby-text text:style-name="T5">イライ</text:ruby-text></text:ruby><text:ruby text:style-name="ru1"><text:ruby-base>日時</text:ruby-base><text:ruby-text text:style-name="T5">ニチジ</text:ruby-text></text:ruby>：%s</text:p>
            <text:p>　<text:ruby text:style-name="ru1"><text:ruby-base>依頼者</text:ruby-base><text:ruby-text text:style-name="T5">イライシャ</text:ruby-text></text:ruby>：%s</text:p>
            <text:p>働き衆伝法帳にログインしてきただき、</text:p>
            <text:p><text:ruby text:style-name="ru1"><text:ruby-base>指</text:ruby-base><text:ruby-text text:style-name="T5">ユビ</text:ruby-text></text:ruby>マークが<text:ruby text:style-name="ru1"><text:ruby-base>示</text:ruby-base><text:ruby-text text:style-name="T5">シメ</text:ruby-text></text:ruby>す<text:ruby text:style-name="ru1"><text:ruby-base>作業</text:ruby-base><text:ruby-text text:style-name="T5">サギョウ</text:ruby-text></text:ruby>をお<text:ruby text:style-name="ru1"><text:ruby-base>願</text:ruby-base><text:ruby-text text:style-name="T5">ネガ</text:ruby-text></text:ruby>いします。</text:p>
          </table:table-cell>
          <table:table-cell table:style-name="ce9"/>
          <table:table-cell table:number-columns-repeated="16381"/>
        </table:table-row>
        <table:table-row table:style-name="ro9">
          <table:table-cell office:value-type="string" table:style-name="ce9">
            <text:p>【働き衆伝法帳】<text:ruby text:style-name="ru1"><text:ruby-base>特許</text:ruby-base><text:ruby-text text:style-name="T5">トッキョ</text:ruby-text></text:ruby><text:ruby text:style-name="ru1"><text:ruby-base>評価</text:ruby-base><text:ruby-text text:style-name="T5">ヒョウカ</text:ruby-text></text:ruby>キャンセル<text:ruby text:style-name="ru1"><text:ruby-base>報告</text:ruby-base><text:ruby-text text:style-name="T5">ホウコク</text:ruby-text></text:ruby></text:p>
          </table:table-cell>
          <table:table-cell office:value-type="string" table:style-name="ce9">
            <text:p>%s<text:ruby text:style-name="ru1"><text:ruby-base>様</text:ruby-base><text:ruby-text text:style-name="T5">サマ</text:ruby-text></text:ruby>。</text:p>
            <text:p>本メールは働き衆伝法帳からの作業依頼キャンセルメールです。</text:p>
            <text:p>　<text:ruby text:style-name="ru1"><text:ruby-base>依頼</text:ruby-base><text:ruby-text text:style-name="T5">イライ</text:ruby-text></text:ruby><text:ruby text:style-name="ru1"><text:ruby-base>日時</text:ruby-base><text:ruby-text text:style-name="T5">ニチジ</text:ruby-text></text:ruby>：%s</text:p>
            <text:p>　<text:ruby text:style-name="ru1"><text:ruby-base>依頼者</text:ruby-base><text:ruby-text text:style-name="T5">イライシャ</text:ruby-text></text:ruby>：%s</text:p>
            <text:p>　キャンセル日時：%s</text:p>
            <text:p>　キャンセル者：%s</text:p>
            <text:p>かつて<text:ruby text:style-name="ru1"><text:ruby-base>依頼</text:ruby-base><text:ruby-text text:style-name="T5">イライ</text:ruby-text></text:ruby>しました<text:ruby text:style-name="ru1"><text:ruby-base>作業</text:ruby-base><text:ruby-text text:style-name="T5">サギョウ</text:ruby-text></text:ruby>について</text:p>
            <text:p><text:ruby text:style-name="ru1"><text:ruby-base>一部</text:ruby-base><text:ruby-text text:style-name="T5">イチブ</text:ruby-text></text:ruby>を<text:ruby text:style-name="ru1"><text:ruby-base>依頼</text:ruby-base><text:ruby-text text:style-name="T5">イライ</text:ruby-text></text:ruby><text:ruby text:style-name="ru1"><text:ruby-base>対象</text:ruby-base><text:ruby-text text:style-name="T5">タイショウ</text:ruby-text></text:ruby><text:ruby text:style-name="ru1"><text:ruby-base>外</text:ruby-base><text:ruby-text text:style-name="T5">ソト</text:ruby-text></text:ruby>といたしました。</text:p>
          </table:table-cell>
          <table:table-cell table:style-name="ce9"/>
          <table:table-cell table:number-columns-repeated="16381"/>
        </table:table-row>
        <table:table-row table:style-name="ro10">
          <table:table-cell office:value-type="string" table:style-name="ce9">
            <text:p>【働き衆伝法帳】<text:ruby text:style-name="ru1"><text:ruby-base>特許</text:ruby-base><text:ruby-text text:style-name="T5">トッキョ</text:ruby-text></text:ruby><text:ruby text:style-name="ru1"><text:ruby-base>評価</text:ruby-base><text:ruby-text text:style-name="T5">ヒョウカ</text:ruby-text></text:ruby><text:ruby text:style-name="ru1"><text:ruby-base>依頼</text:ruby-base><text:ruby-text text:style-name="T5">イライ</text:ruby-text></text:ruby>（<text:ruby text:style-name="ru1"><text:ruby-base>申</text:ruby-base><text:ruby-text text:style-name="T5">モウ</text:ruby-text></text:ruby>し<text:ruby text:style-name="ru1"><text:ruby-base>送</text:ruby-base><text:ruby-text text:style-name="T5">オク</text:ruby-text></text:ruby>り）</text:p>
          </table:table-cell>
          <table:table-cell office:value-type="string" table:style-name="ce9">
            <text:p>%s<text:ruby text:style-name="ru1"><text:ruby-base>様</text:ruby-base><text:ruby-text text:style-name="T5">サマ</text:ruby-text></text:ruby>。</text:p>
            <text:p><text:ruby text:style-name="ru1"><text:ruby-base>本</text:ruby-base><text:ruby-text text:style-name="T5">ホン</text:ruby-text></text:ruby>メールは働き衆伝法帳からの、<text:ruby text:style-name="ru1"><text:ruby-base>申</text:ruby-base><text:ruby-text text:style-name="T5">モウ</text:ruby-text></text:ruby>し<text:ruby text:style-name="ru1"><text:ruby-base>送</text:ruby-base><text:ruby-text text:style-name="T5">オク</text:ruby-text></text:ruby>りによる<text:ruby text:style-name="ru1"><text:ruby-base>作業</text:ruby-base><text:ruby-text text:style-name="T5">サギョウ</text:ruby-text></text:ruby><text:ruby text:style-name="ru1"><text:ruby-base>依頼</text:ruby-base><text:ruby-text text:style-name="T5">イライ</text:ruby-text></text:ruby>メールです。</text:p>
            <text:p>　<text:ruby text:style-name="ru1"><text:ruby-base>申</text:ruby-base><text:ruby-text text:style-name="T5">モウ</text:ruby-text></text:ruby>し<text:ruby text:style-name="ru1"><text:ruby-base>送</text:ruby-base><text:ruby-text text:style-name="T5">オク</text:ruby-text></text:ruby>り<text:ruby text:style-name="ru1"><text:ruby-base>日時</text:ruby-base><text:ruby-text text:style-name="T5">ニチジ</text:ruby-text></text:ruby>：%s</text:p>
            <text:p>　申し送り者：%s</text:p>
            <text:p>働き衆伝法帳にログインしてきただき、</text:p>
            <text:p>指マークが示す作業をお願いします。</text:p>
          </table:table-cell>
          <table:table-cell table:style-name="ce9"/>
          <table:table-cell table:number-columns-repeated="16381"/>
        </table:table-row>
        <table:table-row table:style-name="ro11">
          <table:table-cell office:value-type="string" table:style-name="ce9">
            <text:p>【働き衆伝法帳】<text:ruby text:style-name="ru1"><text:ruby-base>障害</text:ruby-base><text:ruby-text text:style-name="T5">ショウガイ</text:ruby-text></text:ruby><text:ruby text:style-name="ru1"><text:ruby-base>発生</text:ruby-base><text:ruby-text text:style-name="T5">ハッセイ</text:ruby-text></text:ruby></text:p>
          </table:table-cell>
          <table:table-cell office:value-type="string" table:style-name="ce9">
            <text:p>%s<text:ruby text:style-name="ru1"><text:ruby-base>様</text:ruby-base><text:ruby-text text:style-name="T5">サマ</text:ruby-text></text:ruby>。</text:p>
            <text:p><text:ruby text:style-name="ru1"><text:ruby-base>本</text:ruby-base><text:ruby-text text:style-name="T5">ホン</text:ruby-text></text:ruby>メールは働き衆伝法帳からの、障害報告メールです。</text:p>
            <text:p>　<text:ruby text:style-name="ru1"><text:ruby-base>障害</text:ruby-base><text:ruby-text text:style-name="T5">ショウガイ</text:ruby-text></text:ruby><text:ruby text:style-name="ru1"><text:ruby-base>発生</text:ruby-base><text:ruby-text text:style-name="T5">ハッセイ</text:ruby-text></text:ruby><text:ruby text:style-name="ru1"><text:ruby-base>日時</text:ruby-base><text:ruby-text text:style-name="T5">ニチジ</text:ruby-text></text:ruby>：%s</text:p>
            <text:p>　システムエラーコード：%s</text:p>
            <text:p><text:ruby text:style-name="ru1"><text:ruby-base>障害</text:ruby-base><text:ruby-text text:style-name="T5">ショウガイ</text:ruby-text></text:ruby><text:ruby text:style-name="ru1"><text:ruby-base>状況</text:ruby-base><text:ruby-text text:style-name="T5">ジョウキョウ</text:ruby-text></text:ruby>を<text:ruby text:style-name="ru1"><text:ruby-base>調査</text:ruby-base><text:ruby-text text:style-name="T5">チョウサ</text:ruby-text></text:ruby>し、<text:ruby text:style-name="ru1"><text:ruby-base>復旧</text:ruby-base><text:ruby-text text:style-name="T5">フッキュウ</text:ruby-text></text:ruby>してください。</text:p>
          </table:table-cell>
          <table:table-cell office:value-type="string" table:style-name="ce9">
            <text:p><text:ruby text:style-name="ru1"><text:ruby-base>障害</text:ruby-base><text:ruby-text text:style-name="T5">ショウガイ</text:ruby-text></text:ruby>が<text:ruby text:style-name="ru1"><text:ruby-base>発生</text:ruby-base><text:ruby-text text:style-name="T5">ハッセイ</text:ruby-text></text:ruby>した<text:ruby text:style-name="ru1"><text:ruby-base>旨</text:ruby-base><text:ruby-text text:style-name="T5">ムネ</text:ruby-text></text:ruby>のメール</text:p>
          </table:table-cell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  <table:named-expressions>
          <table:named-range table:name="Print_Titles" table:cell-range-address="メール本文.$A$1:メール本文.$IV$1" table:base-cell-address="メール本文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number:number-style style:name="N48">
      <number:number number:decimal-places="0" number:min-integer-digits="1">
        <number:embedded-text number:position="0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ＭＳ Ｐゴシック" style:font-name-asian="ＭＳ Ｐゴシック" style:font-name-complex="ＭＳ Ｐゴシック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0%" style:table-centering="none" style:print="grid 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3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00%" style:table-centering="none" style:print="grid 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style style:name="T1" style:family="text">
      <style:text-properties fo:color="#000000" style:font-name="ＭＳ Ｐゴシック" style:font-name-asian="ＭＳ Ｐゴシック" style:font-name-complex="ＭＳ Ｐゴシック" fo:font-size="22pt" style:font-size-asian="22pt" style:font-size-complex="22pt" style:font-family-generic="modern"/>
    </style:style>
    <style:style style:name="T2" style:family="text">
      <style:text-properties fo:color="#000000" style:font-name="ＭＳ Ｐゴシック" style:font-name-asian="ＭＳ Ｐゴシック" style:font-name-complex="ＭＳ Ｐゴシック" fo:font-size="9pt" style:font-size-asian="9pt" style:font-size-complex="9pt" style:font-family-generic="modern"/>
    </style:style>
    <style:style style:name="T3" style:family="text">
      <style:text-properties fo:color="#000000" style:font-name="ＭＳ Ｐゴシック" style:font-name-asian="ＭＳ Ｐゴシック" style:font-name-complex="ＭＳ Ｐゴシック" fo:font-size="24pt" style:font-size-asian="24pt" style:font-size-complex="24pt" style:font-family-generic="modern"/>
    </style:style>
    <style:style style:name="T4" style:family="text">
      <style:text-properties fo:color="#000000" style:font-name="ＭＳ Ｐゴシック" style:font-name-asian="ＭＳ Ｐゴシック" style:font-name-complex="ＭＳ Ｐゴシック" fo:font-size="9pt" style:font-size-asian="9pt" style:font-size-complex="9pt" style:font-family-generic="modern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style:region-left>
          <text:p><text:span text:style-name="T1"><text:sheet-name>???</text:sheet-name></text:span></text:p>
        </style:region-left>
        <style:region-right>
          <text:p><text:date>???</text:date><text:s/><text:time>???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T2">Copyright©</text:span><text:span text:style-name="T2"> </text:span><text:span text:style-name="T2">Raytec</text:span><text:span text:style-name="T2"> </text:span><text:span text:style-name="T2">Co.,</text:span><text:span text:style-name="T2"> </text:span><text:span text:style-name="T2">Ltd.</text:span><text:span text:style-name="T2"> </text:span><text:span text:style-name="T2">All</text:span><text:span text:style-name="T2"> </text:span><text:span text:style-name="T2">Rights</text:span><text:span text:style-name="T2"> </text:span><text:span text:style-name="T2">Reserved.</text:span></text:p>
        </style:region-right>
      </style:footer>
      <style:footer-left style:display="false"/>
    </style:master-page>
    <style:master-page style:name="mp3" style:page-layout-name="pm3">
      <style:header>
        <style:region-left>
          <text:p><text:span text:style-name="T3"><text:sheet-name>???</text:sheet-name></text:span></text:p>
        </style:region-left>
        <style:region-right>
          <text:p><text:date>???</text:date><text:s/><text:time>???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T4">Copyright©</text:span><text:span text:style-name="T4"> </text:span><text:span text:style-name="T4">Raytec</text:span><text:span text:style-name="T4"> </text:span><text:span text:style-name="T4">Co.,</text:span><text:span text:style-name="T4"> </text:span><text:span text:style-name="T4">Ltd.</text:span><text:span text:style-name="T4"> </text:span><text:span text:style-name="T4">All</text:span><text:span text:style-name="T4"> </text:span><text:span text:style-name="T4">Rights</text:span><text:span text:style-name="T4"> </text:span><text:span text:style-name="T4">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/>
    <dc:creator/>
    <meta:creation-date>2006-09-16T00:00:00Z</meta:creation-date>
    <dc:date>2021-06-23T05:16:32Z</dc:date>
  </office:meta>
</office:document-meta>
</file>